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cm" fo:margin-left="-0.009cm" table:align="left"/>
    </style:style>
    <style:style style:name="Таблица1.A" style:family="table-column">
      <style:table-column-properties style:column-width="1.9cm"/>
    </style:style>
    <style:style style:name="Таблица1.B" style:family="table-column">
      <style:table-column-properties style:column-width="2.013cm"/>
    </style:style>
    <style:style style:name="Таблица1.E" style:family="table-column">
      <style:table-column-properties style:column-width="1.972cm"/>
    </style:style>
    <style:style style:name="Таблица1.G" style:family="table-column">
      <style:table-column-properties style:column-width="2.16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I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002cm" table:align="margins"/>
    </style:style>
    <style:style style:name="Таблица3.A" style:family="table-column">
      <style:table-column-properties style:column-width="2.251cm" style:rel-column-width="8191*"/>
    </style:style>
    <style:style style:name="Таблица3.H" style:family="table-column">
      <style:table-column-properties style:column-width="2.252cm" style:rel-column-width="819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4" style:family="table">
      <style:table-properties style:width="18.002cm" table:align="margins"/>
    </style:style>
    <style:style style:name="Таблица4.A" style:family="table-column">
      <style:table-column-properties style:column-width="2.251cm" style:rel-column-width="8191*"/>
    </style:style>
    <style:style style:name="Таблица4.H" style:family="table-column">
      <style:table-column-properties style:column-width="2.252cm" style:rel-column-width="8198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6" style:family="table">
      <style:table-properties style:width="18.002cm" table:align="margins"/>
    </style:style>
    <style:style style:name="Таблица6.A" style:family="table-column">
      <style:table-column-properties style:column-width="2.251cm" style:rel-column-width="8191*"/>
    </style:style>
    <style:style style:name="Таблица6.H" style:family="table-column">
      <style:table-column-properties style:column-width="2.252cm" style:rel-column-width="8198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10" style:family="table">
      <style:table-properties style:width="18.002cm" table:align="margins"/>
    </style:style>
    <style:style style:name="Таблица10.A" style:family="table-column">
      <style:table-column-properties style:column-width="9.001cm" style:rel-column-width="32767*"/>
    </style:style>
    <style:style style:name="Таблица10.B" style:family="table-column">
      <style:table-column-properties style:column-width="9.001cm" style:rel-column-width="32768*"/>
    </style:style>
    <style:style style:name="Таблица1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0.B1" style:family="table-cell">
      <style:table-cell-properties fo:padding="0.049cm" fo:border="0.05pt solid #000000" style:writing-mode="page"/>
    </style:style>
    <style:style style:name="Таблица10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2.251cm" style:rel-column-width="8191*"/>
    </style:style>
    <style:style style:name="Table1.H" style:family="table-column">
      <style:table-column-properties style:column-width="2.252cm" style:rel-column-width="819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Таблица7" style:family="table">
      <style:table-properties style:width="18.002cm" table:align="margins"/>
    </style:style>
    <style:style style:name="Таблица7.A" style:family="table-column">
      <style:table-column-properties style:column-width="2.251cm" style:rel-column-width="8191*"/>
    </style:style>
    <style:style style:name="Таблица7.H" style:family="table-column">
      <style:table-column-properties style:column-width="2.252cm" style:rel-column-width="8198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D1" style:family="table-cell">
      <style:table-cell-properties fo:padding="0.097cm" fo:border="0.05pt solid #000000"/>
    </style:style>
    <style:style style:name="Таблица8" style:family="table">
      <style:table-properties style:width="18.002cm" table:align="margins"/>
    </style:style>
    <style:style style:name="Таблица8.A" style:family="table-column">
      <style:table-column-properties style:column-width="3.395cm" style:rel-column-width="12360*"/>
    </style:style>
    <style:style style:name="Таблица8.B" style:family="table-column">
      <style:table-column-properties style:column-width="1.104cm" style:rel-column-width="4019*"/>
    </style:style>
    <style:style style:name="Таблица8.C" style:family="table-column">
      <style:table-column-properties style:column-width="2.711cm" style:rel-column-width="9869*"/>
    </style:style>
    <style:style style:name="Таблица8.D" style:family="table-column">
      <style:table-column-properties style:column-width="1.79cm" style:rel-column-width="6517*"/>
    </style:style>
    <style:style style:name="Таблица8.E" style:family="table-column">
      <style:table-column-properties style:column-width="4.5cm" style:rel-column-width="16380*"/>
    </style:style>
    <style:style style:name="Таблица8.F" style:family="table-column">
      <style:table-column-properties style:column-width="2.251cm" style:rel-column-width="8193*"/>
    </style:style>
    <style:style style:name="Таблица8.G" style:family="table-column">
      <style:table-column-properties style:column-width="2.252cm" style:rel-column-width="8197*"/>
    </style:style>
    <style:style style:name="Таблица8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8.G1" style:family="table-cell">
      <style:table-cell-properties style:vertical-align="middle" fo:padding="0.049cm" fo:border-left="none" fo:border-right="0.05pt solid #000000" fo:border-top="0.05pt solid #000000" fo:border-bottom="0.05pt solid #000000" style:writing-mode="page"/>
    </style:style>
    <style:style style:name="Таблица8.A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8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" style:family="table">
      <style:table-properties style:width="18.002cm" table:align="margins"/>
    </style:style>
    <style:style style:name="Таблица2.A" style:family="table-column">
      <style:table-column-properties style:column-width="2.251cm" style:rel-column-width="8191*"/>
    </style:style>
    <style:style style:name="Таблица2.H" style:family="table-column">
      <style:table-column-properties style:column-width="2.252cm" style:rel-column-width="819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11" style:family="table">
      <style:table-properties style:width="18.002cm" table:align="margins"/>
    </style:style>
    <style:style style:name="Таблица11.A" style:family="table-column">
      <style:table-column-properties style:column-width="9.001cm" style:rel-column-width="32767*"/>
    </style:style>
    <style:style style:name="Таблица11.B" style:family="table-column">
      <style:table-column-properties style:column-width="9.001cm" style:rel-column-width="32768*"/>
    </style:style>
    <style:style style:name="Таблица1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1.B1" style:family="table-cell">
      <style:table-cell-properties fo:padding="0.049cm" fo:border="0.05pt solid #000000" style:writing-mode="page"/>
    </style:style>
    <style:style style:name="Таблица11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5" style:family="table">
      <style:table-properties style:width="18.002cm" table:align="margins"/>
    </style:style>
    <style:style style:name="Таблица5.A" style:family="table-column">
      <style:table-column-properties style:column-width="2.251cm" style:rel-column-width="8191*"/>
    </style:style>
    <style:style style:name="Таблица5.H" style:family="table-column">
      <style:table-column-properties style:column-width="2.252cm" style:rel-column-width="819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2.251cm" style:rel-column-width="8191*"/>
    </style:style>
    <style:style style:name="Table2.H" style:family="table-column">
      <style:table-column-properties style:column-width="2.252cm" style:rel-column-width="819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Таблица9" style:family="table">
      <style:table-properties style:width="18cm" fo:margin-left="-0.009cm" table:align="left"/>
    </style:style>
    <style:style style:name="Таблица9.A" style:family="table-column">
      <style:table-column-properties style:column-width="1.9cm"/>
    </style:style>
    <style:style style:name="Таблица9.B" style:family="table-column">
      <style:table-column-properties style:column-width="2.013cm"/>
    </style:style>
    <style:style style:name="Таблица9.E" style:family="table-column">
      <style:table-column-properties style:column-width="1.972cm"/>
    </style:style>
    <style:style style:name="Таблица9.G" style:family="table-column">
      <style:table-column-properties style:column-width="2.166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I1" style:family="table-cell">
      <style:table-cell-properties fo:padding="0.097cm" fo:border="0.05pt solid #000000"/>
    </style:style>
    <style:style style:name="Таблица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9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002cm" table:align="margins"/>
    </style:style>
    <style:style style:name="Таблица12.A" style:family="table-column">
      <style:table-column-properties style:column-width="2.251cm" style:rel-column-width="8191*"/>
    </style:style>
    <style:style style:name="Таблица12.H" style:family="table-column">
      <style:table-column-properties style:column-width="2.252cm" style:rel-column-width="8198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E1" style:family="table-cell">
      <style:table-cell-properties fo:padding="0.097cm" fo:border="0.05pt solid #000000"/>
    </style:style>
    <style:style style:name="Таблица13" style:family="table">
      <style:table-properties style:width="18.002cm" table:align="margins"/>
    </style:style>
    <style:style style:name="Таблица13.A" style:family="table-column">
      <style:table-column-properties style:column-width="2.251cm" style:rel-column-width="8191*"/>
    </style:style>
    <style:style style:name="Таблица13.H" style:family="table-column">
      <style:table-column-properties style:column-width="2.252cm" style:rel-column-width="8198*"/>
    </style:style>
    <style:style style:name="Таблица13.A1" style:family="table-cell">
      <style:table-cell-properties fo:padding="0.097cm" fo:border-left="0.05pt solid #000000" fo:border-right="none" fo:border-top="0.05pt solid #000000" fo:border-bottom="none"/>
    </style:style>
    <style:style style:name="Таблица13.D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3.A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H2" style:family="table-cell">
      <style:table-cell-properties fo:padding="0.097cm" fo:border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002cm" table:align="margins"/>
    </style:style>
    <style:style style:name="Таблица14.A" style:family="table-column">
      <style:table-column-properties style:column-width="2.251cm" style:rel-column-width="8191*"/>
    </style:style>
    <style:style style:name="Таблица14.H" style:family="table-column">
      <style:table-column-properties style:column-width="2.252cm" style:rel-column-width="819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D1" style:family="table-cell">
      <style:table-cell-properties fo:padding="0.097cm" fo:border="0.05pt solid #000000"/>
    </style:style>
    <style:style style:name="Таблица15" style:family="table">
      <style:table-properties style:width="18.002cm" table:align="margins"/>
    </style:style>
    <style:style style:name="Таблица15.A" style:family="table-column">
      <style:table-column-properties style:column-width="2.251cm" style:rel-column-width="8191*"/>
    </style:style>
    <style:style style:name="Таблица15.H" style:family="table-column">
      <style:table-column-properties style:column-width="2.252cm" style:rel-column-width="8198*"/>
    </style:style>
    <style:style style:name="Таблица15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5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5.A2" style:family="table-cell">
      <style:table-cell-properties fo:padding="0.049cm" fo:border="0.05pt solid #000000" style:writing-mode="page"/>
    </style:style>
    <style:style style:name="Таблица16" style:family="table">
      <style:table-properties style:width="18.002cm" table:align="margins"/>
    </style:style>
    <style:style style:name="Таблица16.A" style:family="table-column">
      <style:table-column-properties style:column-width="2.251cm" style:rel-column-width="8191*"/>
    </style:style>
    <style:style style:name="Таблица16.H" style:family="table-column">
      <style:table-column-properties style:column-width="2.252cm" style:rel-column-width="8198*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D1" style:family="table-cell">
      <style:table-cell-properties fo:padding="0.097cm" fo:border="0.05pt solid #000000"/>
    </style:style>
    <style:style style:name="Таблица17" style:family="table">
      <style:table-properties style:width="18.002cm" table:align="margins"/>
    </style:style>
    <style:style style:name="Таблица17.A" style:family="table-column">
      <style:table-column-properties style:column-width="2.251cm" style:rel-column-width="8191*"/>
    </style:style>
    <style:style style:name="Таблица17.H" style:family="table-column">
      <style:table-column-properties style:column-width="2.252cm" style:rel-column-width="8198*"/>
    </style:style>
    <style:style style:name="Таблица17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7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7.A3" style:family="table-cell">
      <style:table-cell-properties fo:padding="0.049cm" fo:border="0.05pt solid #000000" style:writing-mode="page"/>
    </style:style>
    <style:style style:name="Таблица23" style:family="table">
      <style:table-properties style:width="18.002cm" table:align="margins"/>
    </style:style>
    <style:style style:name="Таблица23.A" style:family="table-column">
      <style:table-column-properties style:column-width="2.251cm" style:rel-column-width="8191*"/>
    </style:style>
    <style:style style:name="Таблица23.H" style:family="table-column">
      <style:table-column-properties style:column-width="2.252cm" style:rel-column-width="8198*"/>
    </style:style>
    <style:style style:name="Таблица2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3.E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none" fo:border-top="none" fo:border-bottom="0.05pt solid #000000"/>
    </style:style>
    <style:style style:name="Таблица2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8.002cm" table:align="margins"/>
    </style:style>
    <style:style style:name="Таблица24.A" style:family="table-column">
      <style:table-column-properties style:column-width="3.395cm" style:rel-column-width="12360*"/>
    </style:style>
    <style:style style:name="Таблица24.B" style:family="table-column">
      <style:table-column-properties style:column-width="1.104cm" style:rel-column-width="4019*"/>
    </style:style>
    <style:style style:name="Таблица24.C" style:family="table-column">
      <style:table-column-properties style:column-width="2.711cm" style:rel-column-width="9869*"/>
    </style:style>
    <style:style style:name="Таблица24.D" style:family="table-column">
      <style:table-column-properties style:column-width="1.79cm" style:rel-column-width="6517*"/>
    </style:style>
    <style:style style:name="Таблица24.E" style:family="table-column">
      <style:table-column-properties style:column-width="4.5cm" style:rel-column-width="16380*"/>
    </style:style>
    <style:style style:name="Таблица24.F" style:family="table-column">
      <style:table-column-properties style:column-width="2.251cm" style:rel-column-width="8193*"/>
    </style:style>
    <style:style style:name="Таблица24.G" style:family="table-column">
      <style:table-column-properties style:column-width="2.252cm" style:rel-column-width="8197*"/>
    </style:style>
    <style:style style:name="Таблица24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24.G1" style:family="table-cell">
      <style:table-cell-properties style:vertical-align="middle" fo:padding="0.049cm" fo:border-left="none" fo:border-right="0.05pt solid #000000" fo:border-top="0.05pt solid #000000" fo:border-bottom="0.05pt solid #000000" style:writing-mode="page"/>
    </style:style>
    <style:style style:name="Таблица24.A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24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18" style:family="table">
      <style:table-properties style:width="18.002cm" table:align="margins"/>
    </style:style>
    <style:style style:name="Таблица18.A" style:family="table-column">
      <style:table-column-properties style:column-width="2.251cm" style:rel-column-width="8191*"/>
    </style:style>
    <style:style style:name="Таблица18.H" style:family="table-column">
      <style:table-column-properties style:column-width="2.252cm" style:rel-column-width="8198*"/>
    </style:style>
    <style:style style:name="Таблица18.A1" style:family="table-cell">
      <style:table-cell-properties fo:padding="0.097cm" fo:border-left="0.05pt solid #000000" fo:border-right="none" fo:border-top="0.05pt solid #000000" fo:border-bottom="none"/>
    </style:style>
    <style:style style:name="Таблица18.D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8.A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H2" style:family="table-cell">
      <style:table-cell-properties fo:padding="0.097cm" fo:border="0.05pt solid #000000"/>
    </style:style>
    <style:style style:name="Таблица1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8.002cm" table:align="margins"/>
    </style:style>
    <style:style style:name="Таблица21.A" style:family="table-column">
      <style:table-column-properties style:column-width="2.251cm" style:rel-column-width="8191*"/>
    </style:style>
    <style:style style:name="Таблица21.H" style:family="table-column">
      <style:table-column-properties style:column-width="2.252cm" style:rel-column-width="8198*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D1" style:family="table-cell">
      <style:table-cell-properties fo:padding="0.097cm" fo:border="0.05pt solid #000000"/>
    </style:style>
    <style:style style:name="Таблица22" style:family="table">
      <style:table-properties style:width="18.002cm" table:align="margins"/>
    </style:style>
    <style:style style:name="Таблица22.A" style:family="table-column">
      <style:table-column-properties style:column-width="2.251cm" style:rel-column-width="8191*"/>
    </style:style>
    <style:style style:name="Таблица22.H" style:family="table-column">
      <style:table-column-properties style:column-width="2.252cm" style:rel-column-width="8198*"/>
    </style:style>
    <style:style style:name="Таблица22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2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2.A3" style:family="table-cell">
      <style:table-cell-properties fo:padding="0.049cm" fo:border="0.05pt solid #000000" style:writing-mode="page"/>
    </style:style>
    <style:style style:name="Таблица19" style:family="table">
      <style:table-properties style:width="18.002cm" table:align="margins"/>
    </style:style>
    <style:style style:name="Таблица19.A" style:family="table-column">
      <style:table-column-properties style:column-width="2.251cm" style:rel-column-width="8191*"/>
    </style:style>
    <style:style style:name="Таблица19.H" style:family="table-column">
      <style:table-column-properties style:column-width="2.252cm" style:rel-column-width="8198*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D1" style:family="table-cell">
      <style:table-cell-properties fo:padding="0.097cm" fo:border="0.05pt solid #000000"/>
    </style:style>
    <style:style style:name="Таблица20" style:family="table">
      <style:table-properties style:width="18.002cm" table:align="margins"/>
    </style:style>
    <style:style style:name="Таблица20.A" style:family="table-column">
      <style:table-column-properties style:column-width="2.251cm" style:rel-column-width="8191*"/>
    </style:style>
    <style:style style:name="Таблица20.H" style:family="table-column">
      <style:table-column-properties style:column-width="2.252cm" style:rel-column-width="8198*"/>
    </style:style>
    <style:style style:name="Таблица20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0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0.A2" style:family="table-cell">
      <style:table-cell-properties fo:padding="0.049cm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language="ru" fo:country="RU" officeooo:rsid="00095d4a" officeooo:paragraph-rsid="00095d4a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language="ru" fo:country="RU" officeooo:rsid="00095d4a" officeooo:paragraph-rsid="003f6fa0" style:font-size-asian="10pt" style:font-size-complex="10pt"/>
    </style:style>
    <style:style style:name="P3" style:family="paragraph" style:parent-style-name="Standard">
      <style:text-properties style:font-name="Arial" fo:font-size="10pt" fo:language="ru" fo:country="RU" officeooo:rsid="00040545" officeooo:paragraph-rsid="00075231" style:font-size-asian="10pt" style:font-size-complex="10pt"/>
    </style:style>
    <style:style style:name="P4" style:family="paragraph" style:parent-style-name="Standard">
      <style:text-properties style:font-name="Arial" fo:font-size="10pt" fo:language="ru" fo:country="RU" officeooo:rsid="00040545" officeooo:paragraph-rsid="000e2db2" style:font-size-asian="10pt" style:font-size-complex="10pt"/>
    </style:style>
    <style:style style:name="P5" style:family="paragraph" style:parent-style-name="Standard">
      <style:text-properties style:font-name="Arial" fo:font-size="10pt" fo:language="ru" fo:country="RU" officeooo:rsid="00040545" officeooo:paragraph-rsid="00119e3d" style:font-size-asian="10pt" style:font-size-complex="10pt"/>
    </style:style>
    <style:style style:name="P6" style:family="paragraph" style:parent-style-name="Standard">
      <style:text-properties style:font-name="Arial" fo:font-size="10pt" fo:language="ru" fo:country="RU" officeooo:rsid="00040545" officeooo:paragraph-rsid="0030b181" style:font-size-asian="10pt" style:font-size-complex="10pt"/>
    </style:style>
    <style:style style:name="P7" style:family="paragraph" style:parent-style-name="Standard">
      <style:text-properties style:font-name="Arial" fo:font-size="10pt" fo:language="ru" fo:country="RU" officeooo:rsid="00040545" officeooo:paragraph-rsid="0044bbee" style:font-size-asian="10pt" style:font-size-complex="10pt"/>
    </style:style>
    <style:style style:name="P8" style:family="paragraph" style:parent-style-name="Standard">
      <style:text-properties style:font-name="Arial" fo:font-size="10pt" fo:language="ru" fo:country="RU" officeooo:rsid="00040545" officeooo:paragraph-rsid="004faaf5" style:font-size-asian="10pt" style:font-size-complex="10pt"/>
    </style:style>
    <style:style style:name="P9" style:family="paragraph" style:parent-style-name="Standard">
      <style:text-properties style:font-name="Arial" fo:font-size="10pt" fo:language="ru" fo:country="RU" officeooo:rsid="00040545" officeooo:paragraph-rsid="0059c511" style:font-size-asian="10pt" style:font-size-complex="10pt"/>
    </style:style>
    <style:style style:name="P10" style:family="paragraph" style:parent-style-name="Standard">
      <style:text-properties style:font-name="Arial" fo:font-size="10pt" fo:language="ru" fo:country="RU" officeooo:rsid="00040545" officeooo:paragraph-rsid="005d1c99" style:font-size-asian="10pt" style:font-size-complex="10pt"/>
    </style:style>
    <style:style style:name="P11" style:family="paragraph" style:parent-style-name="Standard">
      <style:text-properties style:font-name="Arial" fo:font-size="10pt" fo:language="ru" fo:country="RU" officeooo:rsid="00040545" officeooo:paragraph-rsid="006014a5" style:font-size-asian="10pt" style:font-size-complex="10pt"/>
    </style:style>
    <style:style style:name="P12" style:family="paragraph" style:parent-style-name="Standard">
      <style:text-properties style:font-name="Arial" fo:font-size="10pt" fo:language="ru" fo:country="RU" officeooo:rsid="00040545" officeooo:paragraph-rsid="0061c957" style:font-size-asian="10pt" style:font-size-complex="10pt"/>
    </style:style>
    <style:style style:name="P13" style:family="paragraph" style:parent-style-name="Standard">
      <style:text-properties style:font-name="Arial" fo:font-size="10pt" fo:language="ru" fo:country="RU" officeooo:rsid="00040545" officeooo:paragraph-rsid="00643b75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40545" officeooo:paragraph-rsid="00040545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40545" officeooo:paragraph-rsid="003f6fa0" style:font-size-asian="10pt" style:font-size-complex="10pt"/>
    </style:style>
    <style:style style:name="P16" style:family="paragraph" style:parent-style-name="Standard">
      <style:text-properties style:font-name="Arial" fo:font-size="10pt" fo:language="ru" fo:country="RU" officeooo:rsid="00040545" officeooo:paragraph-rsid="007e2b83" style:font-size-asian="10pt" style:font-size-complex="10pt"/>
    </style:style>
    <style:style style:name="P17" style:family="paragraph" style:parent-style-name="Standard">
      <style:text-properties style:font-name="Arial" fo:font-size="10pt" fo:language="ru" fo:country="RU" officeooo:rsid="00040545" officeooo:paragraph-rsid="007f1623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057024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05e4ef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30b181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59c511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839e" officeooo:paragraph-rsid="0009839e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839e" officeooo:paragraph-rsid="00643b75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36f7" officeooo:paragraph-rsid="000936f7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19e3d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2e3fc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4ddfe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5cca3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6014a5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a23d9" officeooo:paragraph-rsid="000a23d9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a23d9" officeooo:paragraph-rsid="00643b75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5d1c99" officeooo:paragraph-rsid="005d1c99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6914a5" officeooo:paragraph-rsid="006914a5" style:font-size-asian="10pt" style:font-size-complex="10pt"/>
    </style:style>
    <style:style style:name="P34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40545" officeooo:paragraph-rsid="00075231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40545" officeooo:paragraph-rsid="0030b181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0936f7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15cca3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5d1c99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normal" officeooo:rsid="00040545" officeooo:paragraph-rsid="000a8f9a" style:font-size-asian="10pt" style:font-weight-asian="normal" style:font-size-complex="10pt" style:font-weight-complex="normal"/>
    </style:style>
    <style:style style:name="P40" style:family="paragraph" style:parent-style-name="Standard">
      <style:text-properties style:font-name="Arial" fo:font-size="10pt" fo:language="ru" fo:country="RU" fo:font-weight="normal" officeooo:rsid="00040545" officeooo:paragraph-rsid="007f1623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95d4a" officeooo:paragraph-rsid="00095d4a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95d4a" officeooo:paragraph-rsid="0030b181" style:font-size-asian="10pt" style:font-weight-asian="normal" style:font-size-complex="10pt" style:font-weight-complex="normal"/>
    </style:style>
    <style:style style:name="P43" style:family="paragraph" style:parent-style-name="Standard">
      <style:text-properties style:font-name="Arial" fo:font-size="10pt" fo:language="ru" fo:country="RU" fo:font-weight="normal" officeooo:rsid="000936f7" officeooo:paragraph-rsid="0014ddfe" style:font-size-asian="10pt" style:font-weight-asian="normal" style:font-size-complex="10pt" style:font-weight-complex="normal"/>
    </style:style>
    <style:style style:name="P44" style:family="paragraph" style:parent-style-name="Standard">
      <style:text-properties style:font-name="Arial" fo:font-size="10pt" fo:language="ru" fo:country="RU" fo:font-weight="normal" officeooo:rsid="000936f7" officeooo:paragraph-rsid="000936f7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197176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09839e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643b75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1a39f4" officeooo:paragraph-rsid="001a39f4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1a39f4" officeooo:paragraph-rsid="00643b75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57024" officeooo:paragraph-rsid="00057024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57024" officeooo:paragraph-rsid="007e2b83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59ca3" officeooo:paragraph-rsid="00459ca3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59ca3" officeooo:paragraph-rsid="0061c957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59ca3" officeooo:paragraph-rsid="007e2b83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59ca3" officeooo:paragraph-rsid="007f1623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80d63" officeooo:paragraph-rsid="00480d63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faaf5" officeooo:paragraph-rsid="004faaf5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faaf5" officeooo:paragraph-rsid="005d1c99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61c957" officeooo:paragraph-rsid="0061c957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normal" officeooo:rsid="00499752" officeooo:paragraph-rsid="00499752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7e2b83" officeooo:paragraph-rsid="007e2b83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7e2b83" officeooo:paragraph-rsid="007f1623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7f1623" officeooo:paragraph-rsid="007f1623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040545" officeooo:paragraph-rsid="001c1e13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040545" officeooo:paragraph-rsid="003f6fa0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1c4e06" officeooo:paragraph-rsid="001c4e06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Arial" fo:font-size="10pt" officeooo:paragraph-rsid="0005e4ef" style:font-size-asian="10pt" style:font-size-complex="10pt"/>
    </style:style>
    <style:style style:name="P68" style:family="paragraph" style:parent-style-name="Standard">
      <style:text-properties style:font-name="Arial" fo:font-size="10pt" officeooo:paragraph-rsid="0030b181" style:font-size-asian="10pt" style:font-size-complex="10pt"/>
    </style:style>
    <style:style style:name="P69" style:family="paragraph" style:parent-style-name="Standard">
      <style:text-properties style:font-name="Arial" fo:font-size="10pt" officeooo:paragraph-rsid="0059c511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09839e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0a23d9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643b75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119e3d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15cca3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30b181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59c511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5d1c99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6014a5" style:font-size-asian="10pt" style:font-size-complex="10pt"/>
    </style:style>
    <style:style style:name="P79" style:family="paragraph" style:parent-style-name="Standard">
      <style:text-properties style:font-name="Arial" fo:font-size="10pt" officeooo:paragraph-rsid="00119e3d" style:font-size-asian="10pt" style:font-size-complex="10pt"/>
    </style:style>
    <style:style style:name="P80" style:family="paragraph" style:parent-style-name="Standard">
      <style:text-properties style:font-name="Arial" fo:font-size="10pt" fo:language="en" fo:country="US" fo:font-weight="normal" officeooo:rsid="00040545" officeooo:paragraph-rsid="00057024" style:font-size-asian="10pt" style:font-weight-asian="normal" style:font-size-complex="10pt" style:font-weight-complex="normal"/>
    </style:style>
    <style:style style:name="P81" style:family="paragraph" style:parent-style-name="Standard">
      <style:text-properties style:font-name="Arial" fo:font-size="10pt" fo:language="en" fo:country="US" fo:font-weight="normal" officeooo:rsid="00040545" officeooo:paragraph-rsid="0030b181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33e48e" officeooo:paragraph-rsid="0033e48e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99752" officeooo:paragraph-rsid="00499752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99752" officeooo:paragraph-rsid="0061c957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bacae" officeooo:paragraph-rsid="004bacae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bacae" officeooo:paragraph-rsid="0059c511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0e2db2" officeooo:paragraph-rsid="004faaf5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0e2db2" officeooo:paragraph-rsid="005d1c99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7e2b83" officeooo:paragraph-rsid="007e2b83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81a828" officeooo:paragraph-rsid="0081a828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839b04" officeooo:paragraph-rsid="00839b04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57024" style:font-size-asian="10pt" style:font-size-complex="10pt"/>
    </style:style>
    <style:style style:name="P93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5e4ef" style:font-size-asian="10pt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936f7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e4ef" officeooo:paragraph-rsid="0005e4ef" style:font-size-asian="10pt" style:font-size-complex="10pt"/>
    </style:style>
    <style:style style:name="P96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936f7" officeooo:paragraph-rsid="000936f7" style:font-size-asian="10pt" style:font-size-complex="10pt"/>
    </style:style>
    <style:style style:name="P97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4bacae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59c511" style:font-size-asian="10pt" style:font-size-complex="10pt"/>
    </style:style>
    <style:style style:name="P99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5d1c99" style:font-size-asian="10pt" style:font-size-complex="10pt"/>
    </style:style>
    <style:style style:name="P100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6014a5" style:font-size-asian="10pt" style:font-size-complex="10pt"/>
    </style:style>
    <style:style style:name="P101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5d1c99" officeooo:paragraph-rsid="005d1c99" style:font-size-asian="10pt" style:font-size-complex="10pt"/>
    </style:style>
    <style:style style:name="P102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61c957" officeooo:paragraph-rsid="0061c957" style:font-size-asian="10pt" style:font-size-complex="10pt"/>
    </style:style>
    <style:style style:name="P103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811f23" officeooo:paragraph-rsid="00811f23" style:font-size-asian="10pt" style:font-size-complex="10pt"/>
    </style:style>
    <style:style style:name="P104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36f6d6" officeooo:paragraph-rsid="0036f6d6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36f6d6" officeooo:paragraph-rsid="003f6fa0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66b6c" officeooo:paragraph-rsid="00466b6c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80d63" officeooo:paragraph-rsid="00480d63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480d63" officeooo:paragraph-rsid="004af083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480d63" officeooo:paragraph-rsid="004d3e90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99752" officeooo:paragraph-rsid="00499752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499752" officeooo:paragraph-rsid="00499752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4b3b65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59c511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5d1c99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6014a5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50d40a" officeooo:paragraph-rsid="0050d40a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4bacae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59c511" style:font-size-asian="10pt" style:font-weight-asian="bold" style:font-size-complex="10pt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5d1c99" style:font-size-asian="10pt" style:font-weight-asian="bold" style:font-size-complex="10pt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6014a5" style:font-size-asian="10pt" style:font-weight-asian="bold" style:font-size-complex="10pt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5d1c99" officeooo:paragraph-rsid="005d1c99" style:font-size-asian="10pt" style:font-weight-asian="bold" style:font-size-complex="10pt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42355" officeooo:paragraph-rsid="00642355" style:font-size-asian="10pt" style:font-weight-asian="bold" style:font-size-complex="10pt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642355" officeooo:paragraph-rsid="00642355" style:font-size-asian="10pt" style:font-weight-asian="bold" style:font-size-complex="10pt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05a53" officeooo:paragraph-rsid="00405a53" style:font-size-asian="10pt" style:font-weight-asian="bold" style:font-size-complex="10pt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6db817" officeooo:paragraph-rsid="006db817" style:font-size-asian="10pt" style:font-weight-asian="bold" style:font-size-complex="10pt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6edfba" style:font-size-asian="10pt" style:font-weight-asian="bold" style:font-size-complex="10pt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02fce" style:font-size-asian="10pt" style:font-weight-asian="bold" style:font-size-complex="10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20b36" style:font-size-asian="10pt" style:font-weight-asian="bold" style:font-size-complex="10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348a9" style:font-size-asian="10pt" style:font-weight-asian="bold" style:font-size-complex="10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37c0e" style:font-size-asian="10pt" style:font-weight-asian="bold" style:font-size-complex="10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87cb74" style:font-size-asian="10pt" style:font-weight-asian="bold" style:font-size-complex="10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7e2b83" officeooo:paragraph-rsid="007e2b83" style:font-size-asian="10pt" style:font-weight-asian="bold" style:font-size-complex="10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85fd30" officeooo:paragraph-rsid="0085fd30" style:font-size-asian="10pt" style:font-weight-asian="bold" style:font-size-complex="10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040545" officeooo:paragraph-rsid="00040545" style:font-size-asian="10pt" style:font-weight-asian="bold" style:font-size-complex="10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040545" officeooo:paragraph-rsid="003f6fa0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text-align="center" style:justify-single-word="false"/>
      <style:text-properties style:font-name="Arial" fo:font-size="20pt" fo:language="en" fo:country="US" fo:font-weight="bold" officeooo:rsid="00227447" officeooo:paragraph-rsid="00227447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text-align="center" style:justify-single-word="false" fo:break-before="page"/>
      <style:text-properties style:font-name="Arial" fo:font-size="20pt" fo:language="en" fo:country="US" fo:font-weight="bold" officeooo:rsid="00227447" officeooo:paragraph-rsid="002dfe3e" style:font-size-asian="10pt" style:font-weight-asian="bold" style:font-size-complex="10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language="ru" fo:country="RU" fo:font-weight="normal" officeooo:rsid="001a39f4" officeooo:paragraph-rsid="001a39f4" style:font-size-asian="10pt" style:font-weight-asian="normal" style:font-size-complex="10pt" style:font-weight-complex="normal"/>
    </style:style>
    <style:style style:name="P139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language="ru" fo:country="RU" fo:font-weight="normal" officeooo:rsid="001a39f4" officeooo:paragraph-rsid="00643b75" style:font-size-asian="10pt" style:font-weight-asian="normal" style:font-size-complex="10pt" style:font-weight-complex="normal"/>
    </style:style>
    <style:style style:name="P140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language="ru" fo:country="RU" fo:font-weight="bold" officeooo:rsid="00643b75" officeooo:paragraph-rsid="00643b75" style:font-size-asian="10pt" style:font-weight-asian="bold" style:font-size-complex="10pt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ru" fo:country="RU" fo:font-weight="normal" officeooo:rsid="000e2db2" officeooo:paragraph-rsid="0074e081" style:font-size-asian="10pt" style:font-weight-asian="normal" style:font-size-complex="10pt" style:font-weight-complex="normal"/>
    </style:style>
    <style:style style:name="P14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8b67bd" officeooo:paragraph-rsid="008b67bd" style:font-size-asian="10pt" style:font-weight-asian="bold" style:font-size-complex="1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05e4ef" style:font-weight-asian="bold" style:font-weight-complex="bold"/>
    </style:style>
    <style:style style:name="T4" style:family="text">
      <style:text-properties fo:language="en" fo:country="US" fo:font-weight="bold" officeooo:rsid="000936f7" style:font-weight-asian="bold" style:font-weight-complex="bold"/>
    </style:style>
    <style:style style:name="T5" style:family="text">
      <style:text-properties fo:language="en" fo:country="US" fo:font-weight="bold" officeooo:rsid="0014ddfe" style:font-weight-asian="bold" style:font-weight-complex="bold"/>
    </style:style>
    <style:style style:name="T6" style:family="text">
      <style:text-properties fo:language="en" fo:country="US" fo:font-weight="bold" officeooo:rsid="0009839e" style:font-weight-asian="bold" style:font-weight-complex="bold"/>
    </style:style>
    <style:style style:name="T7" style:family="text">
      <style:text-properties fo:language="en" fo:country="US" fo:font-weight="bold" officeooo:rsid="0031c49e" style:font-weight-asian="bold" style:font-weight-complex="bold"/>
    </style:style>
    <style:style style:name="T8" style:family="text">
      <style:text-properties fo:language="en" fo:country="US" fo:font-weight="bold" officeooo:rsid="0042b8c0" style:font-weight-asian="bold" style:font-weight-complex="bold"/>
    </style:style>
    <style:style style:name="T9" style:family="text">
      <style:text-properties fo:language="en" fo:country="US" fo:font-weight="bold" officeooo:rsid="0044bbee" style:font-weight-asian="bold" style:font-weight-complex="bold"/>
    </style:style>
    <style:style style:name="T10" style:family="text">
      <style:text-properties fo:language="en" fo:country="US" fo:font-weight="bold" officeooo:rsid="0059c511" style:font-weight-asian="bold" style:font-weight-complex="bold"/>
    </style:style>
    <style:style style:name="T11" style:family="text">
      <style:text-properties fo:language="en" fo:country="US" fo:font-weight="bold" officeooo:rsid="006014a5" style:font-weight-asian="bold" style:font-weight-complex="bold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language="en" fo:country="US" fo:font-weight="normal" officeooo:rsid="000a23d9" style:font-weight-asian="normal" style:font-weight-complex="normal"/>
    </style:style>
    <style:style style:name="T14" style:family="text">
      <style:text-properties fo:language="en" fo:country="US" fo:font-weight="normal" officeooo:rsid="000e2db2" style:font-weight-asian="normal" style:font-weight-complex="normal"/>
    </style:style>
    <style:style style:name="T15" style:family="text">
      <style:text-properties fo:language="en" fo:country="US" fo:font-weight="normal" officeooo:rsid="001c1e13" style:font-weight-asian="normal" style:font-weight-complex="normal"/>
    </style:style>
    <style:style style:name="T16" style:family="text">
      <style:text-properties fo:language="en" fo:country="US" fo:font-weight="normal" officeooo:rsid="0059c511" style:font-weight-asian="normal" style:font-weight-complex="normal"/>
    </style:style>
    <style:style style:name="T17" style:family="text">
      <style:text-properties fo:language="en" fo:country="US" fo:font-weight="normal" officeooo:rsid="005b6959" style:font-weight-asian="normal" style:font-weight-complex="normal"/>
    </style:style>
    <style:style style:name="T18" style:family="text">
      <style:text-properties fo:language="en" fo:country="US" fo:font-weight="normal" officeooo:rsid="0068f4d2" style:font-weight-asian="normal" style:font-weight-complex="normal"/>
    </style:style>
    <style:style style:name="T19" style:family="text">
      <style:text-properties fo:language="en" fo:country="US" officeooo:rsid="00075231"/>
    </style:style>
    <style:style style:name="T20" style:family="text">
      <style:text-properties fo:language="en" fo:country="US" officeooo:rsid="000936f7"/>
    </style:style>
    <style:style style:name="T21" style:family="text">
      <style:text-properties fo:language="en" fo:country="US" officeooo:rsid="0009839e"/>
    </style:style>
    <style:style style:name="T22" style:family="text">
      <style:text-properties fo:language="en" fo:country="US" officeooo:rsid="000a23d9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language="en" fo:country="US" fo:font-style="italic" officeooo:rsid="000fa488" style:font-style-asian="italic" style:font-style-complex="italic"/>
    </style:style>
    <style:style style:name="T25" style:family="text">
      <style:text-properties fo:language="en" fo:country="US" fo:font-style="italic" officeooo:rsid="000e2db2" style:font-style-asian="italic" style:font-style-complex="italic"/>
    </style:style>
    <style:style style:name="T26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language="en" fo:country="US" fo:font-style="italic" fo:font-weight="bold" officeooo:rsid="000fa488" style:font-style-asian="italic" style:font-weight-asian="bold" style:font-style-complex="italic" style:font-weight-complex="bold"/>
    </style:style>
    <style:style style:name="T28" style:family="text">
      <style:text-properties fo:language="en" fo:country="US" fo:font-style="italic" fo:font-weight="bold" officeooo:rsid="000e2db2" style:font-style-asian="italic" style:font-weight-asian="bold" style:font-style-complex="italic" style:font-weight-complex="bold"/>
    </style:style>
    <style:style style:name="T29" style:family="text">
      <style:text-properties fo:language="en" fo:country="US" officeooo:rsid="001c1e13"/>
    </style:style>
    <style:style style:name="T30" style:family="text">
      <style:text-properties fo:language="en" fo:country="US" officeooo:rsid="00277a7b"/>
    </style:style>
    <style:style style:name="T31" style:family="text">
      <style:text-properties fo:language="en" fo:country="US" officeooo:rsid="000fa488"/>
    </style:style>
    <style:style style:name="T32" style:family="text">
      <style:text-properties fo:language="en" fo:country="US" fo:font-style="normal" fo:font-weight="bold" officeooo:rsid="004e9f53" style:font-style-asian="normal" style:font-weight-asian="bold" style:font-style-complex="normal" style:font-weight-complex="bold"/>
    </style:style>
    <style:style style:name="T33" style:family="text">
      <style:text-properties fo:language="en" fo:country="US" fo:font-style="normal" officeooo:rsid="004e9f53" style:font-style-asian="normal" style:font-style-complex="normal"/>
    </style:style>
    <style:style style:name="T34" style:family="text">
      <style:text-properties fo:language="en" fo:country="US" officeooo:rsid="007e2b83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7e2b83" style:font-weight-asian="bold" style:font-weight-complex="bold"/>
    </style:style>
    <style:style style:name="T37" style:family="text">
      <style:text-properties fo:font-weight="bold" officeooo:rsid="007f1623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075231" style:font-weight-asian="normal" style:font-weight-complex="normal"/>
    </style:style>
    <style:style style:name="T40" style:family="text">
      <style:text-properties fo:font-weight="normal" officeooo:rsid="000e2db2" style:font-weight-asian="normal" style:font-weight-complex="normal"/>
    </style:style>
    <style:style style:name="T41" style:family="text">
      <style:text-properties fo:font-weight="normal" officeooo:rsid="00119e3d" style:font-weight-asian="normal" style:font-weight-complex="normal"/>
    </style:style>
    <style:style style:name="T42" style:family="text">
      <style:text-properties fo:font-weight="normal" officeooo:rsid="001c1e13" style:font-weight-asian="normal" style:font-weight-complex="normal"/>
    </style:style>
    <style:style style:name="T43" style:family="text">
      <style:text-properties fo:font-weight="normal" officeooo:rsid="0024fe81" style:font-weight-asian="normal" style:font-weight-complex="normal"/>
    </style:style>
    <style:style style:name="T44" style:family="text">
      <style:text-properties fo:font-weight="normal" officeooo:rsid="0026e1c9" style:font-weight-asian="normal" style:font-weight-complex="normal"/>
    </style:style>
    <style:style style:name="T45" style:family="text">
      <style:text-properties fo:font-weight="normal" officeooo:rsid="003c987b" style:font-weight-asian="normal" style:font-weight-complex="normal"/>
    </style:style>
    <style:style style:name="T46" style:family="text">
      <style:text-properties fo:font-weight="normal" officeooo:rsid="00405a53" style:font-weight-asian="normal" style:font-weight-complex="normal"/>
    </style:style>
    <style:style style:name="T47" style:family="text">
      <style:text-properties fo:font-weight="normal" officeooo:rsid="0044bbee" style:font-weight-asian="normal" style:font-weight-complex="normal"/>
    </style:style>
    <style:style style:name="T48" style:family="text">
      <style:text-properties fo:font-weight="normal" officeooo:rsid="00499752" style:font-weight-asian="normal" style:font-weight-complex="normal"/>
    </style:style>
    <style:style style:name="T49" style:family="text">
      <style:text-properties fo:font-weight="normal" officeooo:rsid="004af083" style:font-weight-asian="normal" style:font-weight-complex="normal"/>
    </style:style>
    <style:style style:name="T50" style:family="text">
      <style:text-properties fo:font-weight="normal" officeooo:rsid="005ee05c" style:font-weight-asian="normal" style:font-weight-complex="normal"/>
    </style:style>
    <style:style style:name="T51" style:family="text">
      <style:text-properties fo:font-weight="normal" officeooo:rsid="0061c957" style:font-weight-asian="normal" style:font-weight-complex="normal"/>
    </style:style>
    <style:style style:name="T52" style:family="text">
      <style:text-properties fo:font-weight="normal" officeooo:rsid="0068f4d2" style:font-weight-asian="normal" style:font-weight-complex="normal"/>
    </style:style>
    <style:style style:name="T53" style:family="text">
      <style:text-properties fo:font-weight="normal" officeooo:rsid="007e2b83" style:font-weight-asian="normal" style:font-weight-complex="normal"/>
    </style:style>
    <style:style style:name="T54" style:family="text">
      <style:text-properties fo:font-weight="normal" officeooo:rsid="000936f7" style:font-weight-asian="normal" style:font-weight-complex="normal"/>
    </style:style>
    <style:style style:name="T55" style:family="text">
      <style:text-properties fo:language="ru" fo:country="RU"/>
    </style:style>
    <style:style style:name="T56" style:family="text">
      <style:text-properties fo:language="ru" fo:country="RU" fo:font-weight="normal" style:font-weight-asian="normal" style:font-weight-complex="normal"/>
    </style:style>
    <style:style style:name="T57" style:family="text">
      <style:text-properties fo:language="ru" fo:country="RU" fo:font-weight="normal" officeooo:rsid="000a23d9" style:font-weight-asian="normal" style:font-weight-complex="normal"/>
    </style:style>
    <style:style style:name="T58" style:family="text">
      <style:text-properties fo:language="ru" fo:country="RU" fo:font-weight="normal" officeooo:rsid="00405a53" style:font-weight-asian="normal" style:font-weight-complex="normal"/>
    </style:style>
    <style:style style:name="T59" style:family="text">
      <style:text-properties fo:language="ru" fo:country="RU" fo:font-weight="normal" officeooo:rsid="004af083" style:font-weight-asian="normal" style:font-weight-complex="normal"/>
    </style:style>
    <style:style style:name="T60" style:family="text">
      <style:text-properties fo:language="ru" fo:country="RU" fo:font-weight="normal" officeooo:rsid="006c4f12" style:font-weight-asian="normal" style:font-weight-complex="normal"/>
    </style:style>
    <style:style style:name="T61" style:family="text">
      <style:text-properties fo:language="ru" fo:country="RU" officeooo:rsid="000a23d9"/>
    </style:style>
    <style:style style:name="T62" style:family="text">
      <style:text-properties fo:language="ru" fo:country="RU" officeooo:rsid="000fa488"/>
    </style:style>
    <style:style style:name="T63" style:family="text">
      <style:text-properties fo:language="ru" fo:country="RU" fo:font-style="italic" style:font-style-asian="italic" style:font-style-complex="italic"/>
    </style:style>
    <style:style style:name="T64" style:family="text">
      <style:text-properties fo:language="ru" fo:country="RU" fo:font-style="italic" officeooo:rsid="0015cca3" style:font-style-asian="italic" style:font-style-complex="italic"/>
    </style:style>
    <style:style style:name="T65" style:family="text">
      <style:text-properties fo:language="ru" fo:country="RU" fo:font-style="italic" officeooo:rsid="00798729" style:font-style-asian="italic" style:font-style-complex="italic"/>
    </style:style>
    <style:style style:name="T66" style:family="text">
      <style:text-properties fo:language="ru" fo:country="RU" officeooo:rsid="004e9f53"/>
    </style:style>
    <style:style style:name="T67" style:family="text">
      <style:text-properties fo:language="ru" fo:country="RU" fo:font-style="normal" fo:font-weight="bold" officeooo:rsid="004e9f53" style:font-style-asian="normal" style:font-weight-asian="bold" style:font-style-complex="normal" style:font-weight-complex="bold"/>
    </style:style>
    <style:style style:name="T68" style:family="text">
      <style:text-properties officeooo:rsid="00075231"/>
    </style:style>
    <style:style style:name="T69" style:family="text">
      <style:text-properties officeooo:rsid="000936f7"/>
    </style:style>
    <style:style style:name="T70" style:family="text">
      <style:text-properties officeooo:rsid="0009839e"/>
    </style:style>
    <style:style style:name="T71" style:family="text">
      <style:text-properties officeooo:rsid="000a23d9"/>
    </style:style>
    <style:style style:name="T72" style:family="text">
      <style:text-properties officeooo:rsid="000a8f9a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officeooo:rsid="0009839e" style:font-style-asian="italic" style:font-style-complex="italic"/>
    </style:style>
    <style:style style:name="T75" style:family="text">
      <style:text-properties fo:font-style="italic" officeooo:rsid="000a23d9" style:font-style-asian="italic" style:font-style-complex="italic"/>
    </style:style>
    <style:style style:name="T76" style:family="text">
      <style:text-properties officeooo:rsid="000e2db2"/>
    </style:style>
    <style:style style:name="T77" style:family="text">
      <style:text-properties officeooo:rsid="0012e3fc"/>
    </style:style>
    <style:style style:name="T78" style:family="text">
      <style:text-properties officeooo:rsid="0014ddfe"/>
    </style:style>
    <style:style style:name="T79" style:family="text">
      <style:text-properties officeooo:rsid="0015cca3"/>
    </style:style>
    <style:style style:name="T80" style:family="text">
      <style:text-properties officeooo:rsid="001c1e13"/>
    </style:style>
    <style:style style:name="T81" style:family="text">
      <style:text-properties officeooo:rsid="002a33cb"/>
    </style:style>
    <style:style style:name="T82" style:family="text">
      <style:text-properties officeooo:rsid="002c3563"/>
    </style:style>
    <style:style style:name="T83" style:family="text">
      <style:text-properties officeooo:rsid="002dfd0b"/>
    </style:style>
    <style:style style:name="T84" style:family="text">
      <style:text-properties officeooo:rsid="002dfe3e"/>
    </style:style>
    <style:style style:name="T85" style:family="text">
      <style:text-properties officeooo:rsid="003c987b"/>
    </style:style>
    <style:style style:name="T86" style:family="text">
      <style:text-properties officeooo:rsid="00405a53"/>
    </style:style>
    <style:style style:name="T87" style:family="text">
      <style:text-properties officeooo:rsid="004af083"/>
    </style:style>
    <style:style style:name="T88" style:family="text">
      <style:text-properties fo:font-style="normal" fo:font-weight="bold" officeooo:rsid="004e9f53" style:font-style-asian="normal" style:font-weight-asian="bold" style:font-style-complex="normal" style:font-weight-complex="bold"/>
    </style:style>
    <style:style style:name="T89" style:family="text">
      <style:text-properties fo:font-style="normal" officeooo:rsid="004e9f53" style:font-style-asian="normal" style:font-style-complex="normal"/>
    </style:style>
    <style:style style:name="T90" style:family="text">
      <style:text-properties officeooo:rsid="000fa488"/>
    </style:style>
    <style:style style:name="T91" style:family="text">
      <style:text-properties officeooo:rsid="005d1c99"/>
    </style:style>
    <style:style style:name="T92" style:family="text">
      <style:text-properties officeooo:rsid="006014a5"/>
    </style:style>
    <style:style style:name="T93" style:family="text">
      <style:text-properties officeooo:rsid="004e9f53"/>
    </style:style>
    <style:style style:name="T94" style:family="text">
      <style:text-properties officeooo:rsid="007c3829"/>
    </style:style>
    <style:style style:name="T95" style:family="text">
      <style:text-properties officeooo:rsid="007f30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6"><text:tab/>IOT<text:span text:style-name="T82">V</text:span>_<text:span text:style-name="T81">SH </text:span><text:span text:style-name="T82">(server host)</text:span> <text:span text:style-name="T56">протокол</text:span></text:p>
      <text:p text:style-name="P41"/>
      <text:p text:style-name="P1"><text:span text:style-name="T38">Байт заголовка </text:span><text:span text:style-name="T43">(описание бит</text:span><text:span text:style-name="T44">ов</text:span><text:span text:style-name="T43">)</text:span></text:p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E"/>
        <table:table-column table:style-name="Таблица1.A"/>
        <table:table-column table:style-name="Таблица1.G"/>
        <table:table-column table:style-name="Таблица1.B" table:number-columns-repeated="2"/>
        <table:table-row table:style-name="TableLine94736869739472">
          <table:table-cell table:style-name="Таблица1.A1" office:value-type="string">
            <text:p text:style-name="P14">Биты</text:p>
          </table:table-cell>
          <table:table-cell table:style-name="Таблица1.A1" office:value-type="string">
            <text:p text:style-name="P14">7</text:p>
          </table:table-cell>
          <table:table-cell table:style-name="Таблица1.A1" office:value-type="string">
            <text:p text:style-name="P14">6</text:p>
          </table:table-cell>
          <table:table-cell table:style-name="Таблица1.A1" office:value-type="string">
            <text:p text:style-name="P14">5</text:p>
          </table:table-cell>
          <table:table-cell table:style-name="Таблица1.A1" office:value-type="string">
            <text:p text:style-name="P14">4</text:p>
          </table:table-cell>
          <table:table-cell table:style-name="Таблица1.A1" office:value-type="string">
            <text:p text:style-name="P14">3</text:p>
          </table:table-cell>
          <table:table-cell table:style-name="Таблица1.A1" office:value-type="string">
            <text:p text:style-name="P14">2</text:p>
          </table:table-cell>
          <table:table-cell table:style-name="Таблица1.A1" office:value-type="string">
            <text:p text:style-name="P14">1</text:p>
          </table:table-cell>
          <table:table-cell table:style-name="Таблица1.I1" office:value-type="string">
            <text:p text:style-name="P14">0</text:p>
          </table:table-cell>
        </table:table-row>
        <table:table-row table:style-name="TableLine94736869871664">
          <table:table-cell table:style-name="Таблица1.A2" office:value-type="string">
            <text:p text:style-name="P14">Имя бита</text:p>
          </table:table-cell>
          <table:table-cell table:style-name="Таблица1.A2" table:number-columns-spanned="4" office:value-type="string">
            <text:p text:style-name="P107">[ch3:ch0]</text:p>
          </table:table-cell>
          <table:covered-table-cell/>
          <table:covered-table-cell/>
          <table:covered-table-cell/>
          <table:table-cell table:style-name="Таблица1.A2" office:value-type="string">
            <text:p text:style-name="P132">S</text:p>
          </table:table-cell>
          <table:table-cell table:style-name="Таблица1.A2" office:value-type="string">
            <text:p text:style-name="P134"><text:span text:style-name="T80">query/</text:span>response</text:p>
          </table:table-cell>
          <table:table-cell table:style-name="Таблица1.A2" office:value-type="string">
            <text:p text:style-name="P134">RW</text:p>
          </table:table-cell>
          <table:table-cell table:style-name="Таблица1.I2" office:value-type="string">
            <text:p text:style-name="P134">WAY</text:p>
          </table:table-cell>
        </table:table-row>
      </table:table>
      <text:p text:style-name="P64"/>
      <text:p text:style-name="P104">WAY<text:span text:style-name="T38">: </text:span><text:span text:style-name="T56">бит запроса </text:span>Who are you <text:span text:style-name="T56">(идентификация устройства)</text:span></text:p>
      <text:p text:style-name="P64">RW: <text:span text:style-name="T42">бит чтения/записи. 0 –</text:span><text:span text:style-name="T15"> </text:span><text:span text:style-name="T29">W</text:span><text:span text:style-name="T15">.</text:span><text:span text:style-name="T42"> 1 –</text:span><text:span text:style-name="T29"> R</text:span><text:span text:style-name="T15">.</text:span><text:span text:style-name="T29"> </text:span></text:p>
      <text:p text:style-name="P64"><text:span text:style-name="T29">query/response: </text:span><text:span text:style-name="T42">бит запрос/ответ. 0 –</text:span><text:span text:style-name="T15"> </text:span><text:span text:style-name="T42">запрос</text:span><text:span text:style-name="T15">.</text:span><text:span text:style-name="T42"> 1 –</text:span><text:span text:style-name="T29"> </text:span><text:span text:style-name="T42">ответ</text:span><text:span text:style-name="T15">.</text:span><text:span text:style-name="T29"> </text:span></text:p>
      <text:p text:style-name="P66"><text:span text:style-name="T34">S</text:span><text:span text:style-name="T15"> – </text:span><text:span text:style-name="T38">бит </text:span><text:span text:style-name="T53">состояния</text:span><text:span text:style-name="T38">. </text:span></text:p>
      <text:p text:style-name="P108">[ch3:ch0] –<text:span text:style-name="T38"> </text:span><text:span text:style-name="T59">биты номера канала чтения/записи.</text:span></text:p>
      <text:p text:style-name="P34"/>
      <text:p text:style-name="P34">Типы запросов</text:p>
      <text:p text:style-name="P3"><text:span text:style-name="T38">Запрос </text:span><text:span text:style-name="T2">WAY </text:span><text:span text:style-name="T39">(</text:span><text:span text:style-name="T41">1 Байт</text:span><text:span text:style-name="T39">)</text:span><text:span text:style-name="T12">:</text:span></text:p>
      <table:table table:name="Таблица3" table:style-name="Таблица3">
        <table:table-column table:style-name="Таблица3.A" table:number-columns-repeated="7"/>
        <table:table-column table:style-name="Таблица3.H"/>
        <table:table-row table:style-name="TableLine94736869891824">
          <table:table-cell table:style-name="Таблица3.A1" office:value-type="string">
            <text:p text:style-name="P52">0</text:p>
          </table:table-cell>
          <table:table-cell table:style-name="Таблица3.A1" office:value-type="string">
            <text:p text:style-name="P52">0</text:p>
          </table:table-cell>
          <table:table-cell table:style-name="Таблица3.A1" office:value-type="string">
            <text:p text:style-name="P52">0</text:p>
          </table:table-cell>
          <table:table-cell table:style-name="Таблица3.D1" office:value-type="string">
            <text:p text:style-name="P52">0</text:p>
          </table:table-cell>
          <table:table-cell table:style-name="Таблица3.A1" office:value-type="string">
            <text:p text:style-name="P52">0</text:p>
          </table:table-cell>
          <table:table-cell table:style-name="Таблица3.A1" office:value-type="string">
            <text:p text:style-name="P50">0</text:p>
          </table:table-cell>
          <table:table-cell table:style-name="Таблица3.A1" office:value-type="string">
            <text:p text:style-name="P52">0</text:p>
          </table:table-cell>
          <table:table-cell table:style-name="Таблица3.D1" office:value-type="string">
            <text:p text:style-name="P50">1</text:p>
          </table:table-cell>
        </table:table-row>
      </table:table>
      <text:p text:style-name="P4"/>
      <text:p text:style-name="P3">Запрос <text:span text:style-name="T2">READ </text:span><text:span text:style-name="T39">(1 Байт)</text:span><text:span text:style-name="T12">:</text:span></text:p>
      <table:table table:name="Таблица4" table:style-name="Таблица4">
        <table:table-column table:style-name="Таблица4.A" table:number-columns-repeated="7"/>
        <table:table-column table:style-name="Таблица4.H"/>
        <table:table-row table:style-name="TableLine94736869878288">
          <table:table-cell table:style-name="Таблица4.A1" office:value-type="string">
            <text:p text:style-name="P106">ch3</text:p>
          </table:table-cell>
          <table:table-cell table:style-name="Таблица4.A1" office:value-type="string">
            <text:p text:style-name="P106">ch2</text:p>
          </table:table-cell>
          <table:table-cell table:style-name="Таблица4.A1" office:value-type="string">
            <text:p text:style-name="P106">ch1</text:p>
          </table:table-cell>
          <table:table-cell table:style-name="Таблица4.D1" office:value-type="string">
            <text:p text:style-name="P106">ch0</text:p>
          </table:table-cell>
          <table:table-cell table:style-name="Таблица4.A1" office:value-type="string">
            <text:p text:style-name="P89">0</text:p>
          </table:table-cell>
          <table:table-cell table:style-name="Таблица4.A1" office:value-type="string">
            <text:p text:style-name="P18">0</text:p>
          </table:table-cell>
          <table:table-cell table:style-name="Таблица4.A1" office:value-type="string">
            <text:p text:style-name="P92">1</text:p>
          </table:table-cell>
          <table:table-cell table:style-name="Таблица4.D1" office:value-type="string">
            <text:p text:style-name="P92">0</text:p>
          </table:table-cell>
        </table:table-row>
      </table:table>
      <text:p text:style-name="P80"/>
      <text:p text:style-name="P5">Запрос <text:span text:style-name="T3">WRI</text:span><text:span text:style-name="T4">T</text:span><text:span text:style-name="T3">E </text:span><text:span text:style-name="T39">(</text:span><text:span text:style-name="T40">3</text:span><text:span text:style-name="T39"> Байт</text:span><text:span text:style-name="T40">а + </text:span><text:span text:style-name="T14">N </text:span><text:span text:style-name="T40">Байт</text:span><text:span text:style-name="T39">)</text:span><text:span text:style-name="T12">:</text:span></text:p>
      <table:table table:name="Таблица6" table:style-name="Таблица6">
        <table:table-column table:style-name="Таблица6.A" table:number-columns-repeated="7"/>
        <table:table-column table:style-name="Таблица6.H"/>
        <table:table-row table:style-name="TableLine94736869917824">
          <table:table-cell table:style-name="Таблица6.A1" office:value-type="string">
            <text:p text:style-name="P106">ch3</text:p>
          </table:table-cell>
          <table:table-cell table:style-name="Таблица6.A1" office:value-type="string">
            <text:p text:style-name="P106">ch2</text:p>
          </table:table-cell>
          <table:table-cell table:style-name="Таблица6.A1" office:value-type="string">
            <text:p text:style-name="P106">ch1</text:p>
          </table:table-cell>
          <table:table-cell table:style-name="Таблица6.D1" office:value-type="string">
            <text:p text:style-name="P106">ch0</text:p>
          </table:table-cell>
          <table:table-cell table:style-name="Таблица6.A1" office:value-type="string">
            <text:p text:style-name="P89">0</text:p>
          </table:table-cell>
          <table:table-cell table:style-name="Таблица6.A1" office:value-type="string">
            <text:p text:style-name="P19">0</text:p>
          </table:table-cell>
          <table:table-cell table:style-name="Таблица6.A1" office:value-type="string">
            <text:p text:style-name="P95">0</text:p>
          </table:table-cell>
          <table:table-cell table:style-name="Таблица6.D1" office:value-type="string">
            <text:p text:style-name="P93">0</text:p>
          </table:table-cell>
        </table:table-row>
      </table:table>
      <table:table table:name="Таблица10" table:style-name="Таблица10">
        <table:table-column table:style-name="Таблица10.A"/>
        <table:table-column table:style-name="Таблица10.B"/>
        <table:table-row table:style-name="TableLine94736869924816">
          <table:table-cell table:style-name="Таблица10.A1" office:value-type="string">
            <text:p text:style-name="P25">Длина данных для записи (<text:span text:style-name="T2">MSB</text:span><text:span text:style-name="T1">) </text:span><text:span text:style-name="T77">(8 бит)</text:span></text:p>
          </table:table-cell>
          <table:table-cell table:style-name="Таблица10.B1" office:value-type="string">
            <text:p text:style-name="P26">Длина данных для записи (<text:span text:style-name="T2">LSB</text:span><text:span text:style-name="T1">) </text:span><text:span text:style-name="T77">(8 бит)</text:span></text:p>
          </table:table-cell>
        </table:table-row>
        <table:table-row table:style-name="TableLine94736869934944">
          <table:table-cell table:style-name="Таблица10.A2" table:number-columns-spanned="2" office:value-type="string">
            <text:p text:style-name="P73">…<text:span text:style-name="T55"> </text:span><text:span text:style-name="T62">Кол-во байт, согласно </text:span><text:span text:style-name="T55"><text:s/></text:span><text:span text:style-name="T63">«Длина данных для записи </text:span><text:span text:style-name="T26">MSB</text:span><text:span text:style-name="T23"> </text:span><text:span text:style-name="T24">| </text:span><text:span text:style-name="T27">LSB</text:span><text:span text:style-name="T63">»</text:span><text:span text:style-name="T62"> </text:span>… </text:p>
          </table:table-cell>
          <table:covered-table-cell/>
        </table:table-row>
      </table:table>
      <text:p text:style-name="P79"/>
      <text:p text:style-name="P16"><text:span text:style-name="T38">Запрос </text:span><text:span text:style-name="T36">PING</text:span><text:span text:style-name="T2"> </text:span><text:span text:style-name="T39">(</text:span><text:span text:style-name="T41">1 Байт</text:span><text:span text:style-name="T39">)</text:span><text:span text:style-name="T12">:</text:span></text:p>
      <table:table table:name="Table1" table:style-name="Table1">
        <table:table-column table:style-name="Table1.A" table:number-columns-repeated="7"/>
        <table:table-column table:style-name="Table1.H"/>
        <table:table-row table:style-name="TableLine94736869937200">
          <table:table-cell table:style-name="Table1.A1" office:value-type="string">
            <text:p text:style-name="P54">0</text:p>
          </table:table-cell>
          <table:table-cell table:style-name="Table1.A1" office:value-type="string">
            <text:p text:style-name="P54">0</text:p>
          </table:table-cell>
          <table:table-cell table:style-name="Table1.A1" office:value-type="string">
            <text:p text:style-name="P54">0</text:p>
          </table:table-cell>
          <table:table-cell table:style-name="Table1.D1" office:value-type="string">
            <text:p text:style-name="P54">0</text:p>
          </table:table-cell>
          <table:table-cell table:style-name="Table1.A1" office:value-type="string">
            <text:p text:style-name="P61">1</text:p>
          </table:table-cell>
          <table:table-cell table:style-name="Table1.A1" office:value-type="string">
            <text:p text:style-name="P51">0</text:p>
          </table:table-cell>
          <table:table-cell table:style-name="Table1.A1" office:value-type="string">
            <text:p text:style-name="P54">0</text:p>
          </table:table-cell>
          <table:table-cell table:style-name="Table1.D1" office:value-type="string">
            <text:p text:style-name="P61">0</text:p>
          </table:table-cell>
        </table:table-row>
      </table:table>
      <text:p text:style-name="P16"/>
      <text:p text:style-name="P67"/>
      <text:p text:style-name="P34">Типы <text:span text:style-name="T68">ответов</text:span></text:p>
      <text:p text:style-name="P36"><text:span text:style-name="T69">Ответ</text:span> <text:span text:style-name="T2">WAY </text:span><text:span text:style-name="T68">(</text:span><text:span text:style-name="T70">5</text:span><text:span text:style-name="T68"> Байт </text:span><text:span text:style-name="T70">+ </text:span><text:span text:style-name="T6">N</text:span><text:span text:style-name="T21"> </text:span><text:span text:style-name="T70">Байт</text:span><text:span text:style-name="T68">)</text:span><text:span text:style-name="T1">:</text:span></text:p>
      <table:table table:name="Таблица7" table:style-name="Таблица7">
        <table:table-column table:style-name="Таблица7.A" table:number-columns-repeated="7"/>
        <table:table-column table:style-name="Таблица7.H"/>
        <table:table-row table:style-name="TableLine94736869951984">
          <table:table-cell table:style-name="Таблица7.A1" office:value-type="string">
            <text:p text:style-name="P56">0</text:p>
          </table:table-cell>
          <table:table-cell table:style-name="Таблица7.A1" office:value-type="string">
            <text:p text:style-name="P56">0</text:p>
          </table:table-cell>
          <table:table-cell table:style-name="Таблица7.A1" office:value-type="string">
            <text:p text:style-name="P56">0</text:p>
          </table:table-cell>
          <table:table-cell table:style-name="Таблица7.D1" office:value-type="string">
            <text:p text:style-name="P56">0</text:p>
          </table:table-cell>
          <table:table-cell table:style-name="Таблица7.A1" office:value-type="string">
            <text:p text:style-name="P56">0</text:p>
          </table:table-cell>
          <table:table-cell table:style-name="Таблица7.A1" office:value-type="string">
            <text:p text:style-name="P46">1</text:p>
          </table:table-cell>
          <table:table-cell table:style-name="Таблица7.A1" office:value-type="string">
            <text:p text:style-name="P56">0</text:p>
          </table:table-cell>
          <table:table-cell table:style-name="Таблица7.D1" office:value-type="string">
            <text:p text:style-name="P46">1</text:p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row table:style-name="TableLine94736869957248">
          <table:table-cell table:style-name="Таблица8.A1" table:number-columns-spanned="2" office:value-type="string">
            <text:p text:style-name="P70"><text:span text:style-name="T35">ID</text:span> <text:span text:style-name="T71">(</text:span><text:span text:style-name="T61">8 бит)</text:span></text:p>
          </table:table-cell>
          <table:covered-table-cell/>
          <table:table-cell table:style-name="Таблица8.A1" table:number-columns-spanned="2" office:value-type="string">
            <text:p text:style-name="P71"><text:span text:style-name="T55">Длина </text:span><text:span text:style-name="T56">описания (</text:span><text:span text:style-name="T2">MSB</text:span><text:span text:style-name="T12">) </text:span></text:p>
            <text:p text:style-name="P71"><text:span text:style-name="T13">(</text:span><text:span text:style-name="T57">8 бит)</text:span></text:p>
          </table:table-cell>
          <table:covered-table-cell/>
          <table:table-cell table:style-name="Таблица8.A1" office:value-type="string">
            <text:p text:style-name="P70"><text:span text:style-name="T55">Длина описания (</text:span><text:span text:style-name="T2">LSB</text:span><text:span text:style-name="T1">)</text:span></text:p>
            <text:p text:style-name="P71"><text:span text:style-name="T22">(</text:span><text:span text:style-name="T61">8 бит)</text:span></text:p>
          </table:table-cell>
          <table:table-cell table:style-name="Таблица8.A1" office:value-type="string">
            <text:p text:style-name="P22">Кол-во каналов чтения</text:p>
            <text:p text:style-name="P30">(4 бита)</text:p>
          </table:table-cell>
          <table:table-cell table:style-name="Таблица8.G1" office:value-type="string">
            <text:p text:style-name="P22">Кол-во каналов записи</text:p>
            <text:p text:style-name="P30">(4 бита)</text:p>
          </table:table-cell>
        </table:table-row>
        <table:table-row table:style-name="TableLine94736869979568">
          <table:table-cell table:style-name="Таблица8.A2" table:number-columns-spanned="7" office:value-type="string">
            <text:p text:style-name="P45"><text:span text:style-name="T72">… Количество байт описания, согласно «</text:span><text:span text:style-name="T73">Длина описания </text:span><text:span text:style-name="T28">MSB</text:span><text:span text:style-name="T25"> </text:span><text:span text:style-name="T24">| </text:span><text:span text:style-name="T27">LSB</text:span><text:span text:style-name="T72">» ..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36869980544">
          <table:table-cell table:style-name="Таблица8.A3" office:value-type="string">
            <text:p text:style-name="P138">Канал чтения № <text:span text:style-name="T2">N</text:span></text:p>
          </table:table-cell>
          <table:table-cell table:style-name="Таблица8.A3" table:number-columns-spanned="2" office:value-type="string">
            <text:p text:style-name="P48">Тип данных (<text:span text:style-name="T94">1</text:span> б<text:span text:style-name="T95">айт</text:span>)</text:p>
          </table:table-cell>
          <table:covered-table-cell/>
          <table:table-cell table:style-name="Таблица8.A2" table:number-columns-spanned="4" office:value-type="string">
            <text:p text:style-name="P138">Кол-во каналов, согласно «<text:span text:style-name="T74">Кол-во каналов чтения</text:span>»</text:p>
          </table:table-cell>
          <table:covered-table-cell/>
          <table:covered-table-cell/>
          <table:covered-table-cell/>
        </table:table-row>
        <table:table-row table:style-name="TableLine94736869982544">
          <table:table-cell table:style-name="Таблица8.A3" office:value-type="string">
            <text:p text:style-name="P138">Канал записи № <text:span text:style-name="T2">N</text:span></text:p>
          </table:table-cell>
          <table:table-cell table:style-name="Таблица8.A3" table:number-columns-spanned="2" office:value-type="string">
            <text:p text:style-name="P48">Тип данных (<text:span text:style-name="T94">1</text:span> б<text:span text:style-name="T95">айт</text:span>)</text:p>
          </table:table-cell>
          <table:covered-table-cell/>
          <table:table-cell table:style-name="Таблица8.A2" table:number-columns-spanned="4" office:value-type="string">
            <text:p text:style-name="P138">Кол-во каналов, согласно «<text:span text:style-name="T74">Кол-во каналов </text:span><text:span text:style-name="T73">записи</text:span>»</text:p>
          </table:table-cell>
          <table:covered-table-cell/>
          <table:covered-table-cell/>
          <table:covered-table-cell/>
        </table:table-row>
      </table:table>
      <text:p text:style-name="P39"/>
      <text:p text:style-name="P37"><text:span text:style-name="T69">Ответ </text:span><text:span text:style-name="T4">READ</text:span><text:span text:style-name="T2"> </text:span><text:span text:style-name="T19">(</text:span><text:span text:style-name="T78">3</text:span><text:span text:style-name="T19"> </text:span><text:span text:style-name="T68">Байт</text:span><text:span text:style-name="T76">а</text:span><text:span text:style-name="T68"> </text:span><text:span text:style-name="T20">+ </text:span><text:span text:style-name="T5">N</text:span><text:span text:style-name="T20"> </text:span><text:span text:style-name="T69">Байт</text:span><text:span text:style-name="T19">)</text:span><text:span text:style-name="T1">:</text:span></text:p>
      <table:table table:name="Таблица2" table:style-name="Таблица2">
        <table:table-column table:style-name="Таблица2.A" table:number-columns-repeated="7"/>
        <table:table-column table:style-name="Таблица2.H"/>
        <table:table-row table:style-name="TableLine94736869996720">
          <table:table-cell table:style-name="Таблица2.A1" office:value-type="string">
            <text:p text:style-name="P106">ch3</text:p>
          </table:table-cell>
          <table:table-cell table:style-name="Таблица2.A1" office:value-type="string">
            <text:p text:style-name="P106">ch2</text:p>
          </table:table-cell>
          <table:table-cell table:style-name="Таблица2.A1" office:value-type="string">
            <text:p text:style-name="P106">ch1</text:p>
          </table:table-cell>
          <table:table-cell table:style-name="Таблица2.D1" office:value-type="string">
            <text:p text:style-name="P106">ch0</text:p>
          </table:table-cell>
          <table:table-cell table:style-name="Таблица2.A1" office:value-type="string">
            <text:p text:style-name="P91">0</text:p>
          </table:table-cell>
          <table:table-cell table:style-name="Таблица2.A1" office:value-type="string">
            <text:p text:style-name="P24">1</text:p>
          </table:table-cell>
          <table:table-cell table:style-name="Таблица2.A1" office:value-type="string">
            <text:p text:style-name="P103">1</text:p>
          </table:table-cell>
          <table:table-cell table:style-name="Таблица2.D1" office:value-type="string">
            <text:p text:style-name="P94">0</text:p>
          </table:table-cell>
        </table:table-row>
      </table:table>
      <table:table table:name="Таблица11" table:style-name="Таблица11">
        <table:table-column table:style-name="Таблица11.A"/>
        <table:table-column table:style-name="Таблица11.B"/>
        <table:table-row table:style-name="TableLine94736870003536">
          <table:table-cell table:style-name="Таблица11.A1" office:value-type="string">
            <text:p text:style-name="P27">Длина данных для <text:span text:style-name="T79">чтения</text:span> (<text:span text:style-name="T2">MSB</text:span><text:span text:style-name="T1">) </text:span><text:span text:style-name="T77">(8 бит)</text:span></text:p>
          </table:table-cell>
          <table:table-cell table:style-name="Таблица11.B1" office:value-type="string">
            <text:p text:style-name="P28">Длина данных для <text:span text:style-name="T79">чтения</text:span> (<text:span text:style-name="T2">LSB</text:span><text:span text:style-name="T1">) </text:span><text:span text:style-name="T77">(8 бит)</text:span></text:p>
          </table:table-cell>
        </table:table-row>
        <table:table-row table:style-name="TableLine94736870010368">
          <table:table-cell table:style-name="Таблица11.A2" table:number-columns-spanned="2" office:value-type="string">
            <text:p text:style-name="P74">…<text:span text:style-name="T55"> </text:span><text:span text:style-name="T62">Кол-во байт, согласно </text:span><text:span text:style-name="T55"><text:s/></text:span><text:span text:style-name="T63">«Длина данных для </text:span><text:span text:style-name="T64">чтения</text:span><text:span text:style-name="T63"> </text:span><text:span text:style-name="T26">MSB</text:span><text:span text:style-name="T23"> </text:span><text:span text:style-name="T24">| </text:span><text:span text:style-name="T27">LSB</text:span><text:span text:style-name="T63">»</text:span><text:span text:style-name="T62"> </text:span>… </text:p>
          </table:table-cell>
          <table:covered-table-cell/>
        </table:table-row>
      </table:table>
      <text:p text:style-name="P43"/>
      <text:p text:style-name="P36"><text:span text:style-name="T69">Ответ </text:span><text:span text:style-name="T4">WRITE</text:span><text:span text:style-name="T2"> </text:span><text:span text:style-name="T19">(</text:span><text:span text:style-name="T30">1</text:span><text:span text:style-name="T19"> Байт)</text:span><text:span text:style-name="T1">:</text:span></text:p>
      <table:table table:name="Таблица5" table:style-name="Таблица5">
        <table:table-column table:style-name="Таблица5.A" table:number-columns-repeated="7"/>
        <table:table-column table:style-name="Таблица5.H"/>
        <table:table-row table:style-name="TableLine94736870012624">
          <table:table-cell table:style-name="Таблица5.A1" office:value-type="string">
            <text:p text:style-name="P106">ch3</text:p>
          </table:table-cell>
          <table:table-cell table:style-name="Таблица5.A1" office:value-type="string">
            <text:p text:style-name="P106">ch2</text:p>
          </table:table-cell>
          <table:table-cell table:style-name="Таблица5.A1" office:value-type="string">
            <text:p text:style-name="P106">ch1</text:p>
          </table:table-cell>
          <table:table-cell table:style-name="Таблица5.D1" office:value-type="string">
            <text:p text:style-name="P106">ch0</text:p>
          </table:table-cell>
          <table:table-cell table:style-name="Таблица5.A1" office:value-type="string">
            <text:p text:style-name="P90">0</text:p>
          </table:table-cell>
          <table:table-cell table:style-name="Таблица5.A1" office:value-type="string">
            <text:p text:style-name="P24">1</text:p>
          </table:table-cell>
          <table:table-cell table:style-name="Таблица5.A1" office:value-type="string">
            <text:p text:style-name="P96">0</text:p>
          </table:table-cell>
          <table:table-cell table:style-name="Таблица5.D1" office:value-type="string">
            <text:p text:style-name="P94">0</text:p>
          </table:table-cell>
        </table:table-row>
      </table:table>
      <text:p text:style-name="P44"/>
      <text:p text:style-name="P17"><text:span text:style-name="T54">Ответ</text:span><text:span text:style-name="T38"> </text:span><text:span text:style-name="T37">PONG</text:span><text:span text:style-name="T2"> </text:span><text:span text:style-name="T39">(</text:span><text:span text:style-name="T41">1 Байт</text:span><text:span text:style-name="T39">)</text:span><text:span text:style-name="T12">:</text:span></text:p>
      <table:table table:name="Table2" table:style-name="Table2">
        <table:table-column table:style-name="Table2.A" table:number-columns-repeated="7"/>
        <table:table-column table:style-name="Table2.H"/>
        <table:table-row table:style-name="TableLine94736870021072">
          <table:table-cell table:style-name="Table2.A1" office:value-type="string">
            <text:p text:style-name="P55">0</text:p>
          </table:table-cell>
          <table:table-cell table:style-name="Table2.A1" office:value-type="string">
            <text:p text:style-name="P55">0</text:p>
          </table:table-cell>
          <table:table-cell table:style-name="Table2.A1" office:value-type="string">
            <text:p text:style-name="P55">0</text:p>
          </table:table-cell>
          <table:table-cell table:style-name="Table2.D1" office:value-type="string">
            <text:p text:style-name="P55">0</text:p>
          </table:table-cell>
          <table:table-cell table:style-name="Table2.A1" office:value-type="string">
            <text:p text:style-name="P62">1</text:p>
          </table:table-cell>
          <table:table-cell table:style-name="Table2.A1" office:value-type="string">
            <text:p text:style-name="P63">1</text:p>
          </table:table-cell>
          <table:table-cell table:style-name="Table2.A1" office:value-type="string">
            <text:p text:style-name="P55">0</text:p>
          </table:table-cell>
          <table:table-cell table:style-name="Table2.D1" office:value-type="string">
            <text:p text:style-name="P62">0</text:p>
          </table:table-cell>
        </table:table-row>
      </table:table>
      <text:p text:style-name="P40"/>
      <text:p text:style-name="P137">IOT<text:span text:style-name="T82">V</text:span>_<text:span text:style-name="T83">S</text:span><text:span text:style-name="T84">C</text:span><text:span text:style-name="T81"> </text:span><text:span text:style-name="T82">(</text:span><text:span text:style-name="T83">server client</text:span><text:span text:style-name="T84">)</text:span> <text:span text:style-name="T56">протокол</text:span></text:p>
      <text:p text:style-name="P42"/>
      <text:p text:style-name="P2"><text:span text:style-name="T38">Байт заголовка </text:span><text:span text:style-name="T43">(описание бит</text:span><text:span text:style-name="T44">ов</text:span><text:span text:style-name="T43">)</text:span></text:p>
      <table:table table:name="Таблица9" table:style-name="Таблица9">
        <table:table-column table:style-name="Таблица9.A"/>
        <table:table-column table:style-name="Таблица9.B" table:number-columns-repeated="3"/>
        <table:table-column table:style-name="Таблица9.E"/>
        <table:table-column table:style-name="Таблица9.A"/>
        <table:table-column table:style-name="Таблица9.G"/>
        <table:table-column table:style-name="Таблица9.B" table:number-columns-repeated="2"/>
        <table:table-row table:style-name="TableLine94736870032480">
          <table:table-cell table:style-name="Таблица9.A1" office:value-type="string">
            <text:p text:style-name="P15">Биты</text:p>
          </table:table-cell>
          <table:table-cell table:style-name="Таблица9.A1" office:value-type="string">
            <text:p text:style-name="P15">7</text:p>
          </table:table-cell>
          <table:table-cell table:style-name="Таблица9.A1" office:value-type="string">
            <text:p text:style-name="P15">6</text:p>
          </table:table-cell>
          <table:table-cell table:style-name="Таблица9.A1" office:value-type="string">
            <text:p text:style-name="P15">5</text:p>
          </table:table-cell>
          <table:table-cell table:style-name="Таблица9.A1" office:value-type="string">
            <text:p text:style-name="P15">4</text:p>
          </table:table-cell>
          <table:table-cell table:style-name="Таблица9.A1" office:value-type="string">
            <text:p text:style-name="P15">3</text:p>
          </table:table-cell>
          <table:table-cell table:style-name="Таблица9.A1" office:value-type="string">
            <text:p text:style-name="P15">2</text:p>
          </table:table-cell>
          <table:table-cell table:style-name="Таблица9.A1" office:value-type="string">
            <text:p text:style-name="P15">1</text:p>
          </table:table-cell>
          <table:table-cell table:style-name="Таблица9.I1" office:value-type="string">
            <text:p text:style-name="P15">0</text:p>
          </table:table-cell>
        </table:table-row>
        <table:table-row table:style-name="TableLine94736870045264">
          <table:table-cell table:style-name="Таблица9.A2" office:value-type="string">
            <text:p text:style-name="P15">Имя бита</text:p>
          </table:table-cell>
          <table:table-cell table:style-name="Таблица9.A2" table:number-columns-spanned="5" office:value-type="string">
            <text:p text:style-name="P110">[NL4:NL0]</text:p>
          </table:table-cell>
          <table:covered-table-cell/>
          <table:covered-table-cell/>
          <table:covered-table-cell/>
          <table:covered-table-cell/>
          <table:table-cell table:style-name="Таблица9.A2" office:value-type="string">
            <text:p text:style-name="P135"><text:span text:style-name="T80">query/</text:span>response</text:p>
          </table:table-cell>
          <table:table-cell table:style-name="Таблица9.A2" office:value-type="string">
            <text:p text:style-name="P135">RW</text:p>
          </table:table-cell>
          <table:table-cell table:style-name="Таблица9.I2" office:value-type="string">
            <text:p text:style-name="P124">Device</text:p>
          </table:table-cell>
        </table:table-row>
      </table:table>
      <text:p text:style-name="P65"/>
      <text:p text:style-name="P105"><text:span text:style-name="T86">Device</text:span><text:span text:style-name="T38">: </text:span><text:span text:style-name="T56">бит </text:span><text:span text:style-name="T58">выбора действия с устройством.</text:span><text:span text:style-name="T38"> </text:span><text:span text:style-name="T48">1</text:span><text:span text:style-name="T46"> – </text:span><text:span text:style-name="T58">запрос списка всех устройств</text:span><text:span text:style-name="T46">. </text:span><text:span text:style-name="T48">0</text:span><text:span text:style-name="T58"> — работа с одним устройством.</text:span></text:p>
      <text:p text:style-name="P65">RW: <text:span text:style-name="T42">бит чтения/записи. 0 –</text:span><text:span text:style-name="T15"> </text:span><text:span text:style-name="T29">W</text:span><text:span text:style-name="T15">.</text:span><text:span text:style-name="T42"> 1 –</text:span><text:span text:style-name="T29"> R</text:span><text:span text:style-name="T15">.</text:span><text:span text:style-name="T29"> </text:span></text:p>
      <text:p text:style-name="P65"><text:span text:style-name="T29">query/response: </text:span><text:span text:style-name="T42">бит запрос/ответ. 0 –</text:span><text:span text:style-name="T15"> </text:span><text:span text:style-name="T42">запрос</text:span><text:span text:style-name="T15">.</text:span><text:span text:style-name="T42"> 1 –</text:span><text:span text:style-name="T29"> </text:span><text:span text:style-name="T42">ответ</text:span><text:span text:style-name="T15">.</text:span><text:span text:style-name="T29"> </text:span></text:p>
      <text:p text:style-name="P111"><text:span text:style-name="T85">[NL4:NL0]</text:span><text:span text:style-name="T45"> –</text:span><text:span text:style-name="T85"> </text:span><text:span text:style-name="T56">длина имени устройства.</text:span></text:p>
      <text:p text:style-name="P109"><text:span text:style-name="T55">[ch3:ch0]</text:span><text:span text:style-name="T56"> – </text:span><text:span text:style-name="T59">биты номера канала чтения/записи.</text:span></text:p>
      <text:p text:style-name="P116"><text:span text:style-name="T87">S</text:span><text:span text:style-name="T49"> – </text:span><text:span text:style-name="T56">состояние устройства. 0 — нет соединения. 1 — соединение установлено</text:span></text:p>
      <text:p text:style-name="P123">[C7-C0] –<text:span text:style-name="T38"> </text:span><text:span text:style-name="T56">количество </text:span><text:span text:style-name="T60">устройств</text:span><text:span text:style-name="T56"> в ответе </text:span>Device_List</text:p>
      <text:p text:style-name="P125">X – <text:span text:style-name="T56">не проверяемый бит.</text:span></text:p>
      <text:p text:style-name="P60"/>
      <text:p text:style-name="P35"/>
      <text:p text:style-name="P35">Типы запросов</text:p>
      <text:p text:style-name="P6"><text:span text:style-name="T38">Запрос </text:span><text:span text:style-name="T7">Device_List</text:span><text:span text:style-name="T2"> </text:span><text:span text:style-name="T39">(</text:span><text:span text:style-name="T41">1 Байт</text:span><text:span text:style-name="T39">)</text:span><text:span text:style-name="T12">:</text:span></text:p>
      <table:table table:name="Таблица12" table:style-name="Таблица12">
        <table:table-column table:style-name="Таблица12.A" table:number-columns-repeated="7"/>
        <table:table-column table:style-name="Таблица12.H"/>
        <table:table-row table:style-name="TableLine94736870068000">
          <table:table-cell table:style-name="Таблица12.A1" office:value-type="string">
            <text:p text:style-name="P52">0</text:p>
          </table:table-cell>
          <table:table-cell table:style-name="Таблица12.A1" office:value-type="string">
            <text:p text:style-name="P52">0</text:p>
          </table:table-cell>
          <table:table-cell table:style-name="Таблица12.A1" office:value-type="string">
            <text:p text:style-name="P52">0</text:p>
          </table:table-cell>
          <table:table-cell table:style-name="Таблица12.A1" office:value-type="string">
            <text:p text:style-name="P52">0</text:p>
          </table:table-cell>
          <table:table-cell table:style-name="Таблица12.E1" office:value-type="string">
            <text:p text:style-name="P52">0</text:p>
          </table:table-cell>
          <table:table-cell table:style-name="Таблица12.A1" office:value-type="string">
            <text:p text:style-name="P82">0</text:p>
          </table:table-cell>
          <table:table-cell table:style-name="Таблица12.E1" office:value-type="string">
            <text:p text:style-name="P52">0</text:p>
          </table:table-cell>
          <table:table-cell table:style-name="Таблица12.E1" office:value-type="string">
            <text:p text:style-name="P83">1</text:p>
          </table:table-cell>
        </table:table-row>
      </table:table>
      <text:p text:style-name="P6"/>
      <text:p text:style-name="P7">Запрос <text:span text:style-name="T7">Device_</text:span><text:span text:style-name="T8">State</text:span><text:span text:style-name="T2"> </text:span><text:span text:style-name="T39">(</text:span><text:span text:style-name="T47">2</text:span><text:span text:style-name="T39"> Байт </text:span><text:span text:style-name="T40">+ </text:span><text:span text:style-name="T14">N </text:span><text:span text:style-name="T40">Байт</text:span><text:span text:style-name="T39">)</text:span><text:span text:style-name="T12">:</text:span></text:p>
      <table:table table:name="Таблица13" table:style-name="Таблица13">
        <table:table-column table:style-name="Таблица13.A" table:number-columns-repeated="7"/>
        <table:table-column table:style-name="Таблица13.H"/>
        <table:table-row table:style-name="TableLine94736870085344">
          <table:table-cell table:style-name="Таблица13.A1" office:value-type="string">
            <text:p text:style-name="P112">NL4</text:p>
          </table:table-cell>
          <table:table-cell table:style-name="Таблица13.A1" office:value-type="string">
            <text:p text:style-name="P112">NL3</text:p>
          </table:table-cell>
          <table:table-cell table:style-name="Таблица13.A1" office:value-type="string">
            <text:p text:style-name="P112">NL2</text:p>
          </table:table-cell>
          <table:table-cell table:style-name="Таблица13.D1" office:value-type="string">
            <text:p text:style-name="P112">NL1</text:p>
          </table:table-cell>
          <table:table-cell table:style-name="Таблица13.A1" office:value-type="string">
            <text:p text:style-name="P112">NL0</text:p>
          </table:table-cell>
          <table:table-cell table:style-name="Таблица13.A1" office:value-type="string">
            <text:p text:style-name="P20">0</text:p>
          </table:table-cell>
          <table:table-cell table:style-name="Таблица13.A1" office:value-type="string">
            <text:p text:style-name="P32">0</text:p>
          </table:table-cell>
          <table:table-cell table:style-name="Таблица13.D1" office:value-type="string">
            <text:p text:style-name="P97">0</text:p>
          </table:table-cell>
        </table:table-row>
        <table:table-row table:style-name="TableLine94736870049056">
          <table:table-cell table:style-name="Таблица13.A2" office:value-type="string">
            <text:p text:style-name="P126">X</text:p>
          </table:table-cell>
          <table:table-cell table:style-name="Таблица13.A2" office:value-type="string">
            <text:p text:style-name="P126">X</text:p>
          </table:table-cell>
          <table:table-cell table:style-name="Таблица13.A2" office:value-type="string">
            <text:p text:style-name="P126">X</text:p>
          </table:table-cell>
          <table:table-cell table:style-name="Таблица13.A2" office:value-type="string">
            <text:p text:style-name="P57">1</text:p>
          </table:table-cell>
          <table:table-cell table:style-name="Таблица13.A2" office:value-type="string">
            <text:p text:style-name="P126">X</text:p>
          </table:table-cell>
          <table:table-cell table:style-name="Таблица13.A2" office:value-type="string">
            <text:p text:style-name="P126">X</text:p>
          </table:table-cell>
          <table:table-cell table:style-name="Таблица13.A2" office:value-type="string">
            <text:p text:style-name="P126">X</text:p>
          </table:table-cell>
          <table:table-cell table:style-name="Таблица13.H2" office:value-type="string">
            <text:p text:style-name="P126">X</text:p>
          </table:table-cell>
        </table:table-row>
        <table:table-row table:style-name="TableLine94736870062608">
          <table:table-cell table:style-name="Таблица13.A3" table:number-columns-spanned="8" office:value-type="string">
            <text:p text:style-name="P87">…<text:span text:style-name="T55"> </text:span><text:span text:style-name="T66">Имя устройства.</text:span><text:span text:style-name="T55"> </text:span><text:span text:style-name="T62">Кол-во байт, согласно</text:span><text:span text:style-name="T90"> </text:span><text:s/><text:span text:style-name="T67">N</text:span><text:span text:style-name="T88">L[4:0]</text:span><text:span text:style-name="T90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1"/>
      <text:p text:style-name="P8">Запрос <text:span text:style-name="T9">Device_Read</text:span><text:span text:style-name="T3"> </text:span><text:span text:style-name="T39">(</text:span><text:span text:style-name="T16">2</text:span><text:span text:style-name="T39"> Байт</text:span><text:span text:style-name="T40">а + </text:span><text:span text:style-name="T14">N </text:span><text:span text:style-name="T40">Байт</text:span><text:span text:style-name="T39">)</text:span><text:span text:style-name="T12">:</text:span></text:p>
      <table:table table:name="Таблица14" table:style-name="Таблица14">
        <table:table-column table:style-name="Таблица14.A" table:number-columns-repeated="7"/>
        <table:table-column table:style-name="Таблица14.H"/>
        <table:table-row table:style-name="TableLine94736870065184">
          <table:table-cell table:style-name="Таблица14.A1" office:value-type="string">
            <text:p text:style-name="P112">NL4</text:p>
          </table:table-cell>
          <table:table-cell table:style-name="Таблица14.A1" office:value-type="string">
            <text:p text:style-name="P112">NL3</text:p>
          </table:table-cell>
          <table:table-cell table:style-name="Таблица14.A1" office:value-type="string">
            <text:p text:style-name="P112">NL2</text:p>
          </table:table-cell>
          <table:table-cell table:style-name="Таблица14.D1" office:value-type="string">
            <text:p text:style-name="P112">NL1</text:p>
          </table:table-cell>
          <table:table-cell table:style-name="Таблица14.A1" office:value-type="string">
            <text:p text:style-name="P112">NL0</text:p>
          </table:table-cell>
          <table:table-cell table:style-name="Таблица14.A1" office:value-type="string">
            <text:p text:style-name="P20">0</text:p>
          </table:table-cell>
          <table:table-cell table:style-name="Таблица14.A1" office:value-type="string">
            <text:p text:style-name="P97">1</text:p>
          </table:table-cell>
          <table:table-cell table:style-name="Таблица14.D1" office:value-type="string">
            <text:p text:style-name="P97">0</text:p>
          </table:table-cell>
        </table:table-row>
      </table:table>
      <table:table table:name="Таблица15" table:style-name="Таблица15">
        <table:table-column table:style-name="Таблица15.A" table:number-columns-repeated="7"/>
        <table:table-column table:style-name="Таблица15.H"/>
        <table:table-row table:style-name="TableLine94736870109760">
          <table:table-cell table:style-name="Таблица15.A1" office:value-type="string">
            <text:p text:style-name="P128">X</text:p>
          </table:table-cell>
          <table:table-cell table:style-name="Таблица15.A1" office:value-type="string">
            <text:p text:style-name="P128">X</text:p>
          </table:table-cell>
          <table:table-cell table:style-name="Таблица15.A1" office:value-type="string">
            <text:p text:style-name="P128">X</text:p>
          </table:table-cell>
          <table:table-cell table:style-name="Таблица15.A1" office:value-type="string">
            <text:p text:style-name="P85">0</text:p>
          </table:table-cell>
          <table:table-cell table:style-name="Таблица15.A1" office:value-type="string">
            <text:p text:style-name="P117">ch3</text:p>
          </table:table-cell>
          <table:table-cell table:style-name="Таблица15.A1" office:value-type="string">
            <text:p text:style-name="P117">ch2</text:p>
          </table:table-cell>
          <table:table-cell table:style-name="Таблица15.A1" office:value-type="string">
            <text:p text:style-name="P117">ch1</text:p>
          </table:table-cell>
          <table:table-cell table:style-name="Таблица15.H1" office:value-type="string">
            <text:p text:style-name="P117">ch0</text:p>
          </table:table-cell>
        </table:table-row>
        <table:table-row table:style-name="TableLine94736870123664">
          <table:table-cell table:style-name="Таблица15.A2" table:number-columns-spanned="8" office:value-type="string">
            <text:p text:style-name="P75">…<text:span text:style-name="T55"> </text:span><text:span text:style-name="T66">Имя устройства.</text:span><text:span text:style-name="T55"> </text:span><text:span text:style-name="T62">Кол-во байт, согласно</text:span><text:span text:style-name="T31"> </text:span><text:span text:style-name="T1"><text:s/></text:span><text:span text:style-name="T67">N</text:span><text:span text:style-name="T32">L[4:0]</text:span><text:span text:style-name="T31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8"/>
      <text:p text:style-name="P9">Запрос <text:span text:style-name="T9">Device_</text:span><text:span text:style-name="T10">WRITE</text:span><text:span text:style-name="T3"> </text:span><text:span text:style-name="T39">(</text:span><text:span text:style-name="T17">4</text:span><text:span text:style-name="T39"> Байт</text:span><text:span text:style-name="T40">а + </text:span><text:span text:style-name="T14">N </text:span><text:span text:style-name="T40">Байт</text:span><text:span text:style-name="T39">)</text:span><text:span text:style-name="T12">:</text:span></text:p>
      <table:table table:name="Таблица16" table:style-name="Таблица16">
        <table:table-column table:style-name="Таблица16.A" table:number-columns-repeated="7"/>
        <table:table-column table:style-name="Таблица16.H"/>
        <table:table-row table:style-name="TableLine94736870125344">
          <table:table-cell table:style-name="Таблица16.A1" office:value-type="string">
            <text:p text:style-name="P113">NL4</text:p>
          </table:table-cell>
          <table:table-cell table:style-name="Таблица16.A1" office:value-type="string">
            <text:p text:style-name="P113">NL3</text:p>
          </table:table-cell>
          <table:table-cell table:style-name="Таблица16.A1" office:value-type="string">
            <text:p text:style-name="P113">NL2</text:p>
          </table:table-cell>
          <table:table-cell table:style-name="Таблица16.D1" office:value-type="string">
            <text:p text:style-name="P113">NL1</text:p>
          </table:table-cell>
          <table:table-cell table:style-name="Таблица16.A1" office:value-type="string">
            <text:p text:style-name="P113">NL0</text:p>
          </table:table-cell>
          <table:table-cell table:style-name="Таблица16.A1" office:value-type="string">
            <text:p text:style-name="P21">0</text:p>
          </table:table-cell>
          <table:table-cell table:style-name="Таблица16.A1" office:value-type="string">
            <text:p text:style-name="P32">0</text:p>
          </table:table-cell>
          <table:table-cell table:style-name="Таблица16.D1" office:value-type="string">
            <text:p text:style-name="P98">0</text:p>
          </table:table-cell>
        </table:table-row>
      </table:table>
      <table:table table:name="Таблица17" table:style-name="Таблица17">
        <table:table-column table:style-name="Таблица17.A" table:number-columns-repeated="7"/>
        <table:table-column table:style-name="Таблица17.H"/>
        <table:table-row table:style-name="TableLine94736870134720">
          <table:table-cell table:style-name="Таблица17.A1" office:value-type="string">
            <text:p text:style-name="P127">X</text:p>
          </table:table-cell>
          <table:table-cell table:style-name="Таблица17.A1" office:value-type="string">
            <text:p text:style-name="P127">X</text:p>
          </table:table-cell>
          <table:table-cell table:style-name="Таблица17.A1" office:value-type="string">
            <text:p text:style-name="P127">X</text:p>
          </table:table-cell>
          <table:table-cell table:style-name="Таблица17.A1" office:value-type="string">
            <text:p text:style-name="P86">0</text:p>
          </table:table-cell>
          <table:table-cell table:style-name="Таблица17.A1" office:value-type="string">
            <text:p text:style-name="P118">ch3</text:p>
          </table:table-cell>
          <table:table-cell table:style-name="Таблица17.A1" office:value-type="string">
            <text:p text:style-name="P118">ch2</text:p>
          </table:table-cell>
          <table:table-cell table:style-name="Таблица17.A1" office:value-type="string">
            <text:p text:style-name="P118">ch1</text:p>
          </table:table-cell>
          <table:table-cell table:style-name="Таблица17.H1" office:value-type="string">
            <text:p text:style-name="P118">ch0</text:p>
          </table:table-cell>
        </table:table-row>
        <table:table-row table:style-name="TableLine94736870155248">
          <table:table-cell table:style-name="Таблица17.A1" table:number-columns-spanned="4" office:value-type="string">
            <text:p text:style-name="P27">Длина данных для <text:span text:style-name="T79">чтения</text:span> (<text:span text:style-name="T2">MSB</text:span><text:span text:style-name="T1">) </text:span><text:span text:style-name="T77">(8 бит)</text:span></text:p>
          </table:table-cell>
          <table:covered-table-cell/>
          <table:covered-table-cell/>
          <table:covered-table-cell/>
          <table:table-cell table:style-name="Таблица17.H1" table:number-columns-spanned="4" office:value-type="string">
            <text:p text:style-name="P28">Длина данных для <text:span text:style-name="T79">чтения</text:span> (<text:span text:style-name="T2">LSB</text:span><text:span text:style-name="T1">) </text:span><text:span text:style-name="T77">(8 бит)</text:span></text:p>
          </table:table-cell>
          <table:covered-table-cell/>
          <table:covered-table-cell/>
          <table:covered-table-cell/>
        </table:table-row>
        <table:table-row table:style-name="TableLine94736870156448">
          <table:table-cell table:style-name="Таблица17.A3" table:number-columns-spanned="8" office:value-type="string">
            <text:p text:style-name="P76">…<text:span text:style-name="T55"> </text:span><text:span text:style-name="T66">Имя устройства.</text:span><text:span text:style-name="T55"> </text:span><text:span text:style-name="T62">Кол-во байт, согласно</text:span><text:span text:style-name="T31"> </text:span><text:span text:style-name="T1"><text:s/></text:span><text:span text:style-name="T67">N</text:span><text:span text:style-name="T32">L[4:0]</text:span><text:span text:style-name="T31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36870157360">
          <table:table-cell table:style-name="Таблица17.H1" table:number-columns-spanned="8" office:value-type="string">
            <text:p text:style-name="P73">…<text:span text:style-name="T55"> </text:span><text:span text:style-name="T62">Кол-во байт, согласно </text:span><text:span text:style-name="T55"><text:s/></text:span><text:span text:style-name="T63">«Длина данных для записи </text:span><text:span text:style-name="T26">MSB</text:span><text:span text:style-name="T23"> </text:span><text:span text:style-name="T24">| </text:span><text:span text:style-name="T27">LSB</text:span><text:span text:style-name="T63">»</text:span><text:span text:style-name="T62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9"/>
      <text:p text:style-name="P68"/>
      <text:p text:style-name="P35">Типы <text:span text:style-name="T68">ответов</text:span></text:p>
      <text:p text:style-name="P12"><text:span text:style-name="T51">Ответ</text:span><text:span text:style-name="T38"> </text:span><text:span text:style-name="T7">Device_List</text:span><text:span text:style-name="T2"> </text:span><text:span text:style-name="T39">(</text:span><text:span text:style-name="T52">2</text:span><text:span text:style-name="T41"> Байт </text:span><text:span text:style-name="T52">+ </text:span><text:span text:style-name="T18">N </text:span><text:span text:style-name="T52">Байт</text:span><text:span text:style-name="T39">)</text:span><text:span text:style-name="T12">:</text:span></text:p>
      <table:table table:name="Таблица23" table:style-name="Таблица23">
        <table:table-column table:style-name="Таблица23.A" table:number-columns-repeated="7"/>
        <table:table-column table:style-name="Таблица23.H"/>
        <table:table-row table:style-name="TableLine94736870163696">
          <table:table-cell table:style-name="Таблица23.A1" office:value-type="string">
            <text:p text:style-name="P53">0</text:p>
          </table:table-cell>
          <table:table-cell table:style-name="Таблица23.A1" office:value-type="string">
            <text:p text:style-name="P53">0</text:p>
          </table:table-cell>
          <table:table-cell table:style-name="Таблица23.A1" office:value-type="string">
            <text:p text:style-name="P53">0</text:p>
          </table:table-cell>
          <table:table-cell table:style-name="Таблица23.A1" office:value-type="string">
            <text:p text:style-name="P53">0</text:p>
          </table:table-cell>
          <table:table-cell table:style-name="Таблица23.E1" office:value-type="string">
            <text:p text:style-name="P53">0</text:p>
          </table:table-cell>
          <table:table-cell table:style-name="Таблица23.A1" office:value-type="string">
            <text:p text:style-name="P59">1</text:p>
          </table:table-cell>
          <table:table-cell table:style-name="Таблица23.E1" office:value-type="string">
            <text:p text:style-name="P53">0</text:p>
          </table:table-cell>
          <table:table-cell table:style-name="Таблица23.E1" office:value-type="string">
            <text:p text:style-name="P84">1</text:p>
          </table:table-cell>
        </table:table-row>
        <table:table-row table:style-name="TableLine94736870146896">
          <table:table-cell table:style-name="Таблица23.A2" office:value-type="string">
            <text:p text:style-name="P122">C7</text:p>
          </table:table-cell>
          <table:table-cell table:style-name="Таблица23.A2" office:value-type="string">
            <text:p text:style-name="P122">C6</text:p>
          </table:table-cell>
          <table:table-cell table:style-name="Таблица23.A2" office:value-type="string">
            <text:p text:style-name="P122">C5</text:p>
          </table:table-cell>
          <table:table-cell table:style-name="Таблица23.A2" office:value-type="string">
            <text:p text:style-name="P122">C4</text:p>
          </table:table-cell>
          <table:table-cell table:style-name="Таблица23.E2" office:value-type="string">
            <text:p text:style-name="P122">C3</text:p>
          </table:table-cell>
          <table:table-cell table:style-name="Таблица23.A2" office:value-type="string">
            <text:p text:style-name="P122">C2</text:p>
          </table:table-cell>
          <table:table-cell table:style-name="Таблица23.E2" office:value-type="string">
            <text:p text:style-name="P122">C1</text:p>
          </table:table-cell>
          <table:table-cell table:style-name="Таблица23.E2" office:value-type="string">
            <text:p text:style-name="P122">C0</text:p>
          </table:table-cell>
        </table:table-row>
        <table:table-row table:style-name="TableLine94736870188768">
          <table:table-cell table:style-name="Таблица23.E2" table:number-columns-spanned="8" office:value-type="string">
            <text:p text:style-name="P140"><text:span text:style-name="T38">Следующие байты повторяются </text:span><text:span text:style-name="T1">[C7:C0] </text:span><text:span text:style-name="T38">раз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36870189680">
          <table:table-cell table:style-name="Таблица23.A2" office:value-type="string">
            <text:p text:style-name="P113">NL4</text:p>
          </table:table-cell>
          <table:table-cell table:style-name="Таблица23.A2" office:value-type="string">
            <text:p text:style-name="P113">NL3</text:p>
          </table:table-cell>
          <table:table-cell table:style-name="Таблица23.A2" office:value-type="string">
            <text:p text:style-name="P113">NL2</text:p>
          </table:table-cell>
          <table:table-cell table:style-name="Таблица23.A2" office:value-type="string">
            <text:p text:style-name="P113">NL1</text:p>
          </table:table-cell>
          <table:table-cell table:style-name="Таблица23.A2" office:value-type="string">
            <text:p text:style-name="P113">NL0</text:p>
          </table:table-cell>
          <table:table-cell table:style-name="Таблица23.A2" office:value-type="string">
            <text:p text:style-name="P127">X</text:p>
          </table:table-cell>
          <table:table-cell table:style-name="Таблица23.A2" office:value-type="string">
            <text:p text:style-name="P127">X</text:p>
          </table:table-cell>
          <table:table-cell table:style-name="Таблица23.E2" office:value-type="string">
            <text:p text:style-name="P127">X</text:p>
          </table:table-cell>
        </table:table-row>
        <table:table-row table:style-name="TableLine94736870190864">
          <table:table-cell table:style-name="Таблица23.E2" table:number-columns-spanned="8" office:value-type="string">
            <text:p text:style-name="P141">... <text:span text:style-name="T93">Имя устройства.</text:span> <text:span text:style-name="T90">Кол-во байт, согласно</text:span><text:span text:style-name="T31"> </text:span><text:span text:style-name="T1"><text:s/></text:span><text:span text:style-name="T89">N</text:span><text:span text:style-name="T33">L[4:0]</text:span><text:span text:style-name="T31"> </text:span>…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column table:style-name="Таблица24.F"/>
        <table:table-column table:style-name="Таблица24.G"/>
        <table:table-row table:style-name="TableLine94736870191488">
          <table:table-cell table:style-name="Таблица24.A1" table:number-columns-spanned="2" office:value-type="string">
            <text:p text:style-name="P72"><text:span text:style-name="T35">ID</text:span> <text:span text:style-name="T71">(</text:span><text:span text:style-name="T61">8 бит)</text:span></text:p>
          </table:table-cell>
          <table:covered-table-cell/>
          <table:table-cell table:style-name="Таблица24.A1" table:number-columns-spanned="2" office:value-type="string">
            <text:p text:style-name="P72"><text:span text:style-name="T55">Длина </text:span><text:span text:style-name="T56">описания (</text:span><text:span text:style-name="T2">MSB</text:span><text:span text:style-name="T12">) </text:span></text:p>
            <text:p text:style-name="P72"><text:span text:style-name="T13">(</text:span><text:span text:style-name="T57">8 бит)</text:span></text:p>
          </table:table-cell>
          <table:covered-table-cell/>
          <table:table-cell table:style-name="Таблица24.A1" office:value-type="string">
            <text:p text:style-name="P72"><text:span text:style-name="T55">Длина описания (</text:span><text:span text:style-name="T2">LSB</text:span><text:span text:style-name="T1">)</text:span></text:p>
            <text:p text:style-name="P72"><text:span text:style-name="T22">(</text:span><text:span text:style-name="T61">8 бит)</text:span></text:p>
          </table:table-cell>
          <table:table-cell table:style-name="Таблица24.A1" office:value-type="string">
            <text:p text:style-name="P23">Кол-во каналов чтения</text:p>
            <text:p text:style-name="P31">(4 бита)</text:p>
          </table:table-cell>
          <table:table-cell table:style-name="Таблица24.G1" office:value-type="string">
            <text:p text:style-name="P23">Кол-во каналов записи</text:p>
            <text:p text:style-name="P31">(4 бита)</text:p>
          </table:table-cell>
        </table:table-row>
        <table:table-row table:style-name="TableLine94736870208064">
          <table:table-cell table:style-name="Таблица24.A2" table:number-columns-spanned="7" office:value-type="string">
            <text:p text:style-name="P47"><text:span text:style-name="T72">… Количество байт описания, согласно «</text:span><text:span text:style-name="T73">Длина описания </text:span><text:span text:style-name="T28">MSB</text:span><text:span text:style-name="T25"> </text:span><text:span text:style-name="T24">| </text:span><text:span text:style-name="T27">LSB</text:span><text:span text:style-name="T72">» ..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36870209040">
          <table:table-cell table:style-name="Таблица24.A3" office:value-type="string">
            <text:p text:style-name="P139">Канал чтения № <text:span text:style-name="T2">N</text:span></text:p>
          </table:table-cell>
          <table:table-cell table:style-name="Таблица24.A3" table:number-columns-spanned="2" office:value-type="string">
            <text:p text:style-name="P49">Тип данных (<text:span text:style-name="T94">1</text:span> бит)</text:p>
          </table:table-cell>
          <table:covered-table-cell/>
          <table:table-cell table:style-name="Таблица24.A2" table:number-columns-spanned="4" office:value-type="string">
            <text:p text:style-name="P139">Кол-во каналов, согласно «<text:span text:style-name="T74">Кол-во каналов чтения </text:span><text:span text:style-name="T75">(4 бита)</text:span>»</text:p>
          </table:table-cell>
          <table:covered-table-cell/>
          <table:covered-table-cell/>
          <table:covered-table-cell/>
        </table:table-row>
        <table:table-row table:style-name="TableLine94736870210768">
          <table:table-cell table:style-name="Таблица24.A3" office:value-type="string">
            <text:p text:style-name="P139">Канал записи № <text:span text:style-name="T2">N</text:span></text:p>
          </table:table-cell>
          <table:table-cell table:style-name="Таблица24.A3" table:number-columns-spanned="2" office:value-type="string">
            <text:p text:style-name="P49">Тип данных (<text:span text:style-name="T94">1</text:span> бит)</text:p>
          </table:table-cell>
          <table:covered-table-cell/>
          <table:table-cell table:style-name="Таблица24.A2" table:number-columns-spanned="4" office:value-type="string">
            <text:p text:style-name="P139">Кол-во каналов, согласно «<text:span text:style-name="T74">Кол-во каналов </text:span><text:span text:style-name="T73">записи</text:span><text:span text:style-name="T74"> </text:span><text:span text:style-name="T75">(4 бита)</text:span>»</text:p>
          </table:table-cell>
          <table:covered-table-cell/>
          <table:covered-table-cell/>
          <table:covered-table-cell/>
        </table:table-row>
      </table:table>
      <text:p text:style-name="P13"/>
      <text:p text:style-name="P13"/>
      <text:p text:style-name="P13"/>
      <text:p text:style-name="P13"/>
      <text:p text:style-name="P13"><text:soft-page-break/><text:span text:style-name="T91">Ответ</text:span> <text:span text:style-name="T7">Device_</text:span><text:span text:style-name="T8">State</text:span><text:span text:style-name="T2"> </text:span><text:span text:style-name="T39">(</text:span><text:span text:style-name="T47">2</text:span><text:span text:style-name="T39"> Байт </text:span><text:span text:style-name="T40">+ </text:span><text:span text:style-name="T14">N </text:span><text:span text:style-name="T40">Байт</text:span><text:span text:style-name="T39">)</text:span><text:span text:style-name="T12">:</text:span></text:p>
      <table:table table:name="Таблица18" table:style-name="Таблица18">
        <table:table-column table:style-name="Таблица18.A" table:number-columns-repeated="7"/>
        <table:table-column table:style-name="Таблица18.H"/>
        <table:table-row table:style-name="TableLine94736870222816">
          <table:table-cell table:style-name="Таблица18.A1" office:value-type="string">
            <text:p text:style-name="P114">NL4</text:p>
          </table:table-cell>
          <table:table-cell table:style-name="Таблица18.A1" office:value-type="string">
            <text:p text:style-name="P114">NL3</text:p>
          </table:table-cell>
          <table:table-cell table:style-name="Таблица18.A1" office:value-type="string">
            <text:p text:style-name="P114">NL2</text:p>
          </table:table-cell>
          <table:table-cell table:style-name="Таблица18.D1" office:value-type="string">
            <text:p text:style-name="P114">NL1</text:p>
          </table:table-cell>
          <table:table-cell table:style-name="Таблица18.A1" office:value-type="string">
            <text:p text:style-name="P114">NL0</text:p>
          </table:table-cell>
          <table:table-cell table:style-name="Таблица18.A1" office:value-type="string">
            <text:p text:style-name="P101">1</text:p>
          </table:table-cell>
          <table:table-cell table:style-name="Таблица18.A1" office:value-type="string">
            <text:p text:style-name="P33">0</text:p>
          </table:table-cell>
          <table:table-cell table:style-name="Таблица18.D1" office:value-type="string">
            <text:p text:style-name="P99">0</text:p>
          </table:table-cell>
        </table:table-row>
        <table:table-row table:style-name="TableLine94736870071184">
          <table:table-cell table:style-name="Таблица18.A2" office:value-type="string">
            <text:p text:style-name="P133">X</text:p>
          </table:table-cell>
          <table:table-cell table:style-name="Таблица18.A2" office:value-type="string">
            <text:p text:style-name="P133">X</text:p>
          </table:table-cell>
          <table:table-cell table:style-name="Таблица18.A2" office:value-type="string">
            <text:p text:style-name="P121">S</text:p>
          </table:table-cell>
          <table:table-cell table:style-name="Таблица18.A2" office:value-type="string">
            <text:p text:style-name="P58">1</text:p>
          </table:table-cell>
          <table:table-cell table:style-name="Таблица18.A2" office:value-type="string">
            <text:p text:style-name="P133">X</text:p>
          </table:table-cell>
          <table:table-cell table:style-name="Таблица18.A2" office:value-type="string">
            <text:p text:style-name="P133">X</text:p>
          </table:table-cell>
          <table:table-cell table:style-name="Таблица18.A2" office:value-type="string">
            <text:p text:style-name="P133">X</text:p>
          </table:table-cell>
          <table:table-cell table:style-name="Таблица18.H2" office:value-type="string">
            <text:p text:style-name="P133">X</text:p>
          </table:table-cell>
        </table:table-row>
        <table:table-row table:style-name="TableLine94736870238400">
          <table:table-cell table:style-name="Таблица18.A3" table:number-columns-spanned="8" office:value-type="string">
            <text:p text:style-name="P88">…<text:span text:style-name="T55"> </text:span><text:span text:style-name="T66">Имя устройства.</text:span><text:span text:style-name="T55"> </text:span><text:span text:style-name="T62">Кол-во байт, согласно</text:span><text:span text:style-name="T90"> </text:span><text:s/><text:span text:style-name="T67">N</text:span><text:span text:style-name="T88">L[4:0]</text:span><text:span text:style-name="T90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8"/>
      <text:p text:style-name="P11"/>
      <text:p text:style-name="P11"><text:span text:style-name="T92">Ответ</text:span> <text:span text:style-name="T9">Device_</text:span><text:span text:style-name="T11">READ </text:span><text:span text:style-name="T39">(</text:span><text:span text:style-name="T17">4</text:span><text:span text:style-name="T39"> Байт</text:span><text:span text:style-name="T40">а + </text:span><text:span text:style-name="T14">N </text:span><text:span text:style-name="T40">Байт</text:span><text:span text:style-name="T39">)</text:span><text:span text:style-name="T12">:</text:span></text:p>
      <table:table table:name="Таблица21" table:style-name="Таблица21">
        <table:table-column table:style-name="Таблица21.A" table:number-columns-repeated="7"/>
        <table:table-column table:style-name="Таблица21.H"/>
        <table:table-row table:style-name="TableLine94736870240464">
          <table:table-cell table:style-name="Таблица21.A1" office:value-type="string">
            <text:p text:style-name="P115">NL4</text:p>
          </table:table-cell>
          <table:table-cell table:style-name="Таблица21.A1" office:value-type="string">
            <text:p text:style-name="P115">NL3</text:p>
          </table:table-cell>
          <table:table-cell table:style-name="Таблица21.A1" office:value-type="string">
            <text:p text:style-name="P115">NL2</text:p>
          </table:table-cell>
          <table:table-cell table:style-name="Таблица21.D1" office:value-type="string">
            <text:p text:style-name="P115">NL1</text:p>
          </table:table-cell>
          <table:table-cell table:style-name="Таблица21.A1" office:value-type="string">
            <text:p text:style-name="P115">NL0</text:p>
          </table:table-cell>
          <table:table-cell table:style-name="Таблица21.A1" office:value-type="string">
            <text:p text:style-name="P102">1</text:p>
          </table:table-cell>
          <table:table-cell table:style-name="Таблица21.A1" office:value-type="string">
            <text:p text:style-name="P33">1</text:p>
          </table:table-cell>
          <table:table-cell table:style-name="Таблица21.D1" office:value-type="string">
            <text:p text:style-name="P100">0</text:p>
          </table:table-cell>
        </table:table-row>
      </table:table>
      <table:table table:name="Таблица22" table:style-name="Таблица22">
        <table:table-column table:style-name="Таблица22.A" table:number-columns-repeated="7"/>
        <table:table-column table:style-name="Таблица22.H"/>
        <table:table-row table:style-name="TableLine94736870251808">
          <table:table-cell table:style-name="Таблица22.A1" office:value-type="string">
            <text:p text:style-name="P129">X</text:p>
          </table:table-cell>
          <table:table-cell table:style-name="Таблица22.A1" office:value-type="string">
            <text:p text:style-name="P129">X</text:p>
          </table:table-cell>
          <table:table-cell table:style-name="Таблица22.A1" office:value-type="string">
            <text:p text:style-name="P129">X</text:p>
          </table:table-cell>
          <table:table-cell table:style-name="Таблица22.A1" office:value-type="string">
            <text:p text:style-name="P131">X</text:p>
          </table:table-cell>
          <table:table-cell table:style-name="Таблица22.A1" office:value-type="string">
            <text:p text:style-name="P120">ch3</text:p>
          </table:table-cell>
          <table:table-cell table:style-name="Таблица22.A1" office:value-type="string">
            <text:p text:style-name="P120">ch2</text:p>
          </table:table-cell>
          <table:table-cell table:style-name="Таблица22.A1" office:value-type="string">
            <text:p text:style-name="P120">ch1</text:p>
          </table:table-cell>
          <table:table-cell table:style-name="Таблица22.H1" office:value-type="string">
            <text:p text:style-name="P120">ch0</text:p>
          </table:table-cell>
        </table:table-row>
        <table:table-row table:style-name="TableLine94736870274016">
          <table:table-cell table:style-name="Таблица22.A1" table:number-columns-spanned="4" office:value-type="string">
            <text:p text:style-name="P29">Длина данных для <text:span text:style-name="T79">чтения</text:span> (<text:span text:style-name="T2">MSB</text:span><text:span text:style-name="T1">) </text:span><text:span text:style-name="T77">(8 бит)</text:span></text:p>
          </table:table-cell>
          <table:covered-table-cell/>
          <table:covered-table-cell/>
          <table:covered-table-cell/>
          <table:table-cell table:style-name="Таблица22.H1" table:number-columns-spanned="4" office:value-type="string">
            <text:p text:style-name="P29">Длина данных для <text:span text:style-name="T79">чтения</text:span> (<text:span text:style-name="T2">LSB</text:span><text:span text:style-name="T1">) </text:span><text:span text:style-name="T77">(8 бит)</text:span></text:p>
          </table:table-cell>
          <table:covered-table-cell/>
          <table:covered-table-cell/>
          <table:covered-table-cell/>
        </table:table-row>
        <table:table-row table:style-name="TableLine94736870275216">
          <table:table-cell table:style-name="Таблица22.A3" table:number-columns-spanned="8" office:value-type="string">
            <text:p text:style-name="P78">…<text:span text:style-name="T55"> </text:span><text:span text:style-name="T66">Имя устройства.</text:span><text:span text:style-name="T55"> </text:span><text:span text:style-name="T62">Кол-во байт, согласно</text:span><text:span text:style-name="T31"> </text:span><text:span text:style-name="T1"><text:s/></text:span><text:span text:style-name="T67">N</text:span><text:span text:style-name="T32">L[4:0]</text:span><text:span text:style-name="T31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36870276128">
          <table:table-cell table:style-name="Таблица22.H1" table:number-columns-spanned="8" office:value-type="string">
            <text:p text:style-name="P78">…<text:span text:style-name="T55"> </text:span><text:span text:style-name="T62">Кол-во байт, согласно </text:span><text:span text:style-name="T55"><text:s/></text:span><text:span text:style-name="T63">«Длина данных для </text:span><text:span text:style-name="T65">чтения</text:span><text:span text:style-name="T63"> </text:span><text:span text:style-name="T26">MSB</text:span><text:span text:style-name="T23"> </text:span><text:span text:style-name="T24">| </text:span><text:span text:style-name="T27">LSB</text:span><text:span text:style-name="T63">»</text:span><text:span text:style-name="T62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10"><text:span text:style-name="T91">Ответ</text:span> <text:span text:style-name="T9">Device_</text:span><text:span text:style-name="T10">WRITE</text:span><text:span text:style-name="T3"> </text:span><text:span text:style-name="T39">(</text:span><text:span text:style-name="T50">2</text:span><text:span text:style-name="T39"> Байт</text:span><text:span text:style-name="T40">а + </text:span><text:span text:style-name="T14">N </text:span><text:span text:style-name="T40">Байт</text:span><text:span text:style-name="T39">)</text:span><text:span text:style-name="T12">:</text:span></text:p>
      <table:table table:name="Таблица19" table:style-name="Таблица19">
        <table:table-column table:style-name="Таблица19.A" table:number-columns-repeated="7"/>
        <table:table-column table:style-name="Таблица19.H"/>
        <table:table-row table:style-name="TableLine94736870280128">
          <table:table-cell table:style-name="Таблица19.A1" office:value-type="string">
            <text:p text:style-name="P114">NL4</text:p>
          </table:table-cell>
          <table:table-cell table:style-name="Таблица19.A1" office:value-type="string">
            <text:p text:style-name="P114">NL3</text:p>
          </table:table-cell>
          <table:table-cell table:style-name="Таблица19.A1" office:value-type="string">
            <text:p text:style-name="P114">NL2</text:p>
          </table:table-cell>
          <table:table-cell table:style-name="Таблица19.D1" office:value-type="string">
            <text:p text:style-name="P114">NL1</text:p>
          </table:table-cell>
          <table:table-cell table:style-name="Таблица19.A1" office:value-type="string">
            <text:p text:style-name="P114">NL0</text:p>
          </table:table-cell>
          <table:table-cell table:style-name="Таблица19.A1" office:value-type="string">
            <text:p text:style-name="P32">1</text:p>
          </table:table-cell>
          <table:table-cell table:style-name="Таблица19.A1" office:value-type="string">
            <text:p text:style-name="P33">0</text:p>
          </table:table-cell>
          <table:table-cell table:style-name="Таблица19.D1" office:value-type="string">
            <text:p text:style-name="P99">0</text:p>
          </table:table-cell>
        </table:table-row>
      </table:table>
      <table:table table:name="Таблица20" table:style-name="Таблица20">
        <table:table-column table:style-name="Таблица20.A" table:number-columns-repeated="7"/>
        <table:table-column table:style-name="Таблица20.H"/>
        <table:table-row table:style-name="TableLine94736870286720">
          <table:table-cell table:style-name="Таблица20.A1" office:value-type="string">
            <text:p text:style-name="P130">X</text:p>
          </table:table-cell>
          <table:table-cell table:style-name="Таблица20.A1" office:value-type="string">
            <text:p text:style-name="P130">X</text:p>
          </table:table-cell>
          <table:table-cell table:style-name="Таблица20.A1" office:value-type="string">
            <text:p text:style-name="P130">X</text:p>
          </table:table-cell>
          <table:table-cell table:style-name="Таблица20.A1" office:value-type="string">
            <text:p text:style-name="P142">0</text:p>
          </table:table-cell>
          <table:table-cell table:style-name="Таблица20.A1" office:value-type="string">
            <text:p text:style-name="P119">ch3</text:p>
          </table:table-cell>
          <table:table-cell table:style-name="Таблица20.A1" office:value-type="string">
            <text:p text:style-name="P119">ch2</text:p>
          </table:table-cell>
          <table:table-cell table:style-name="Таблица20.A1" office:value-type="string">
            <text:p text:style-name="P119">ch1</text:p>
          </table:table-cell>
          <table:table-cell table:style-name="Таблица20.H1" office:value-type="string">
            <text:p text:style-name="P119">ch0</text:p>
          </table:table-cell>
        </table:table-row>
        <table:table-row table:style-name="TableLine94736870295856">
          <table:table-cell table:style-name="Таблица20.A2" table:number-columns-spanned="8" office:value-type="string">
            <text:p text:style-name="P77">…<text:span text:style-name="T55"> </text:span><text:span text:style-name="T66">Имя устройства.</text:span><text:span text:style-name="T55"> </text:span><text:span text:style-name="T62">Кол-во байт, согласно</text:span><text:span text:style-name="T31"> </text:span><text:span text:style-name="T1"><text:s/></text:span><text:span text:style-name="T67">N</text:span><text:span text:style-name="T32">L[4:0]</text:span><text:span text:style-name="T31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5.2$Linux_X86_64 LibreOffice_project/30$Build-2</meta:generator>
    <dc:date>2022-08-11T19:10:40.607366979</dc:date>
    <meta:editing-duration>P10DT22H26M17S</meta:editing-duration>
    <meta:editing-cycles>119</meta:editing-cycles>
    <meta:document-statistic meta:table-count="26" meta:image-count="0" meta:object-count="0" meta:page-count="3" meta:paragraph-count="310" meta:word-count="722" meta:character-count="3407" meta:non-whitespace-character-count="2947"/>
  </office:meta>
</office:document-meta>
</file>